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dedce6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7">
      <style:table-cell-properties fo:background-color="transparent"/>
    </style:style>
    <style:style style:name="ce22" style:family="table-cell" style:parent-style-name="Default" style:data-style-name="N4">
      <style:table-cell-properties fo:background-color="transparent"/>
    </style:style>
    <style:style style:name="ce19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3" table:default-cell-style-name="ce20"/>
        <table:table-column table:style-name="co4" table:default-cell-style-name="ce22"/>
        <table:table-column table:style-name="co5" table:default-cell-style-name="ce5"/>
        <table:table-column table:style-name="co3" table:default-cell-style-name="ce7"/>
        <table:table-column table:style-name="co3" table:number-columns-repeated="1016" table:default-cell-style-name="ce5"/>
        <table:table-row table:style-name="ro1">
          <table:table-cell table:style-name="ce2" office:value-type="string" calcext:value-type="string">
            <text:p>krs</text:p>
          </table:table-cell>
          <table:table-cell table:style-name="ce2" office:value-type="string" calcext:value-type="string">
            <text:p>rok_kalendarzowy</text:p>
          </table:table-cell>
          <table:table-cell table:style-name="ce2" office:value-type="string" calcext:value-type="string">
            <text:p>uchwala_zatw</text:p>
          </table:table-cell>
          <table:table-cell table:style-name="ce11" office:value-type="string" calcext:value-type="string">
            <text:p>kiedy_bylo</text:p>
          </table:table-cell>
          <table:table-cell table:style-name="ce19" office:value-type="string" calcext:value-type="string">
            <text:p>bilans</text:p>
          </table:table-cell>
          <table:table-cell table:style-name="ce2" office:value-type="string" calcext:value-type="string">
            <text:p>uwagi</text:p>
          </table:table-cell>
          <table:table-cell table:style-name="ce23" office:value-type="string" calcext:value-type="string">
            <text:p>kiedy_sprawdzane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320538587.41" calcext:value-type="float">
            <text:p>320,538,587.41</text:p>
          </table:table-cell>
          <table:table-cell table:number-columns-repeated="1018"/>
        </table:table-row>
        <table:table-row table:style-name="ro1" table:visibility="filter">
          <table:table-cell office:value-type="float" office:value="5346" calcext:value-type="float">
            <text:p>5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1860428.01" calcext:value-type="float">
            <text:p>51,860,428.01</text:p>
          </table:table-cell>
          <table:table-cell table:number-columns-repeated="1018"/>
        </table:table-row>
        <table:table-row table:style-name="ro1" table:visibility="filter">
          <table:table-cell office:value-type="float" office:value="5530" calcext:value-type="float">
            <text:p>55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5774" calcext:value-type="float">
            <text:p>57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53955062.8" calcext:value-type="float">
            <text:p>53,955,062.8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22" calcext:value-type="float">
            <text:p>60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6144" calcext:value-type="float">
            <text:p>61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6347809.8" calcext:value-type="float">
            <text:p>86,347,809.80</text:p>
          </table:table-cell>
          <table:table-cell table:number-columns-repeated="1018"/>
        </table:table-row>
        <table:table-row table:style-name="ro1" table:visibility="filter">
          <table:table-cell office:value-type="float" office:value="6346" calcext:value-type="float">
            <text:p>6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602464.32" calcext:value-type="float">
            <text:p>14,602,464.32</text:p>
          </table:table-cell>
          <table:table-cell table:number-columns-repeated="1018"/>
        </table:table-row>
        <table:table-row table:style-name="ro1" table:visibility="filter">
          <table:table-cell office:value-type="float" office:value="6969" calcext:value-type="float">
            <text:p>69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1018"/>
        </table:table-row>
        <table:table-row table:style-name="ro1" table:visibility="filter">
          <table:table-cell office:value-type="float" office:value="10235" calcext:value-type="float">
            <text:p>102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float" office:value="201852216.82" calcext:value-type="float">
            <text:p>201,852,216.8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365" calcext:value-type="float">
            <text:p>103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7217220.95" calcext:value-type="float">
            <text:p>7,217,220.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784" calcext:value-type="float">
            <text:p>107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04682.43" calcext:value-type="float">
            <text:p>2,004,682.43</text:p>
          </table:table-cell>
          <table:table-cell table:number-columns-repeated="1018"/>
        </table:table-row>
        <table:table-row table:style-name="ro1" table:visibility="filter">
          <table:table-cell office:value-type="float" office:value="11091" calcext:value-type="float">
            <text:p>110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8"/>
        </table:table-row>
        <table:table-row table:style-name="ro1" table:visibility="filter">
          <table:table-cell office:value-type="float" office:value="11330" calcext:value-type="float">
            <text:p>113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329045.26" calcext:value-type="float">
            <text:p>2,329,045.26</text:p>
          </table:table-cell>
          <table:table-cell table:number-columns-repeated="1018"/>
        </table:table-row>
        <table:table-row table:style-name="ro1" table:visibility="filter">
          <table:table-cell office:value-type="float" office:value="11347" calcext:value-type="float">
            <text:p>11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753961.69" calcext:value-type="float">
            <text:p>6,753,961.69</text:p>
          </table:table-cell>
          <table:table-cell table:number-columns-repeated="1018"/>
        </table:table-row>
        <table:table-row table:style-name="ro1" table:visibility="filter">
          <table:table-cell office:value-type="float" office:value="11375" calcext:value-type="float">
            <text:p>11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263694.15" calcext:value-type="float">
            <text:p>6,263,694.15</text:p>
          </table:table-cell>
          <table:table-cell table:number-columns-repeated="1018"/>
        </table:table-row>
        <table:table-row table:style-name="ro1" table:visibility="filter">
          <table:table-cell office:value-type="float" office:value="11731" calcext:value-type="float">
            <text:p>117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7-05-2024</text:p>
          </table:table-cell>
          <table:table-cell office:value-type="float" office:value="2946632.6" calcext:value-type="float">
            <text:p>2,946,632.60</text:p>
          </table:table-cell>
          <table:table-cell table:number-columns-repeated="1018"/>
        </table:table-row>
        <table:table-row table:style-name="ro1" table:visibility="filter">
          <table:table-cell office:value-type="float" office:value="11811" calcext:value-type="float">
            <text:p>1181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3028909.9" calcext:value-type="float">
            <text:p>3,028,909.90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52053122.36" calcext:value-type="float">
            <text:p>152,053,122.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1826" calcext:value-type="float">
            <text:p>118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4262419.71" calcext:value-type="float">
            <text:p>4,262,419.71</text:p>
          </table:table-cell>
          <table:table-cell table:number-columns-repeated="1018"/>
        </table:table-row>
        <table:table-row table:style-name="ro1" table:visibility="filter">
          <table:table-cell office:value-type="float" office:value="11836" calcext:value-type="float">
            <text:p>11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9-06-2023</text:p>
          </table:table-cell>
          <table:table-cell office:value-type="float" office:value="20407562.19" calcext:value-type="float">
            <text:p>20,407,562.19</text:p>
          </table:table-cell>
          <table:table-cell table:number-columns-repeated="1018"/>
        </table:table-row>
        <table:table-row table:style-name="ro1" table:visibility="filter">
          <table:table-cell office:value-type="float" office:value="12299" calcext:value-type="float">
            <text:p>12299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4-06-2024</text:p>
          </table:table-cell>
          <table:table-cell office:value-type="float" office:value="20135051.33" calcext:value-type="float">
            <text:p>20,135,051.33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9416099.3" calcext:value-type="float">
            <text:p>189,416,099.3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927" calcext:value-type="float">
            <text:p>129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007550.15" calcext:value-type="float">
            <text:p>4,007,550.1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073" calcext:value-type="float">
            <text:p>13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3-06-2023</text:p>
          </table:table-cell>
          <table:table-cell office:value-type="float" office:value="5454908.08" calcext:value-type="float">
            <text:p>5,454,908.08</text:p>
          </table:table-cell>
          <table:table-cell table:number-columns-repeated="1018"/>
        </table:table-row>
        <table:table-row table:style-name="ro1" table:visibility="filter">
          <table:table-cell office:value-type="float" office:value="14304" calcext:value-type="float">
            <text:p>143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81994622.18" calcext:value-type="float">
            <text:p>81,994,622.18</text:p>
          </table:table-cell>
          <table:table-cell table:number-columns-repeated="1018"/>
        </table:table-row>
        <table:table-row table:style-name="ro1" table:visibility="filter">
          <table:table-cell office:value-type="float" office:value="14606" calcext:value-type="float">
            <text:p>146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173310.47" calcext:value-type="float">
            <text:p>11,173,310.47</text:p>
          </table:table-cell>
          <table:table-cell table:number-columns-repeated="1018"/>
        </table:table-row>
        <table:table-row table:style-name="ro1" table:visibility="filter">
          <table:table-cell office:value-type="float" office:value="14693" calcext:value-type="float">
            <text:p>146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202402102.33" calcext:value-type="float">
            <text:p>202,402,102.3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90" calcext:value-type="float">
            <text:p>159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069326.17" calcext:value-type="float">
            <text:p>63,069,326.1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11" calcext:value-type="float">
            <text:p>161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0223378.28" calcext:value-type="float">
            <text:p>140,223,378.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6725" calcext:value-type="float">
            <text:p>167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107223456.14" calcext:value-type="float">
            <text:p>107,223,456.14</text:p>
          </table:table-cell>
          <table:table-cell table:number-columns-repeated="1018"/>
        </table:table-row>
        <table:table-row table:style-name="ro1" table:visibility="filter">
          <table:table-cell office:value-type="float" office:value="16736" calcext:value-type="float">
            <text:p>1673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89063472.44" calcext:value-type="float">
            <text:p>89,063,472.44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8000226.43" calcext:value-type="float">
            <text:p>8,000,226.43</text:p>
          </table:table-cell>
          <table:table-cell table:number-columns-repeated="1018"/>
        </table:table-row>
        <table:table-row table:style-name="ro1" table:visibility="filter">
          <table:table-cell office:value-type="float" office:value="17250" calcext:value-type="float">
            <text:p>17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0036211.82" calcext:value-type="float">
            <text:p>80,036,211.82</text:p>
          </table:table-cell>
          <table:table-cell table:number-columns-repeated="1018"/>
        </table:table-row>
        <table:table-row table:style-name="ro1" table:visibility="filter">
          <table:table-cell office:value-type="float" office:value="17484" calcext:value-type="float">
            <text:p>174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36391485.17" calcext:value-type="float">
            <text:p>36,391,485.17</text:p>
          </table:table-cell>
          <table:table-cell table:number-columns-repeated="1018"/>
        </table:table-row>
        <table:table-row table:style-name="ro1" table:visibility="filter">
          <table:table-cell office:value-type="float" office:value="17795" calcext:value-type="float">
            <text:p>177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27-06-2023</text:p>
          </table:table-cell>
          <table:table-cell office:value-type="float" office:value="3615549.85" calcext:value-type="float">
            <text:p>3,615,549.85</text:p>
          </table:table-cell>
          <table:table-cell table:number-columns-repeated="1018"/>
        </table:table-row>
        <table:table-row table:style-name="ro1" table:visibility="filter">
          <table:table-cell office:value-type="float" office:value="20535" calcext:value-type="float">
            <text:p>20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2412529.04" calcext:value-type="float">
            <text:p>2,412,529.04</text:p>
          </table:table-cell>
          <table:table-cell table:number-columns-repeated="1018"/>
        </table:table-row>
        <table:table-row table:style-name="ro1" table:visibility="filter">
          <table:table-cell office:value-type="float" office:value="20800" calcext:value-type="float">
            <text:p>208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float" office:value="406259269.67" calcext:value-type="float">
            <text:p>406,259,269.67</text:p>
          </table:table-cell>
          <table:table-cell table:number-columns-repeated="1018"/>
        </table:table-row>
        <table:table-row table:style-name="ro1" table:visibility="filter">
          <table:table-cell office:value-type="float" office:value="21152" calcext:value-type="float">
            <text:p>211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3-06-2023</text:p>
          </table:table-cell>
          <table:table-cell office:value-type="float" office:value="7411084.27" calcext:value-type="float">
            <text:p>7,411,084.27</text:p>
          </table:table-cell>
          <table:table-cell table:number-columns-repeated="1018"/>
        </table:table-row>
        <table:table-row table:style-name="ro1" table:visibility="filter">
          <table:table-cell office:value-type="float" office:value="21185" calcext:value-type="float">
            <text:p>211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9-06-2024</text:p>
          </table:table-cell>
          <table:table-cell office:value-type="float" office:value="7259545.76" calcext:value-type="float">
            <text:p>7,259,545.76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7844504.92" calcext:value-type="float">
            <text:p>37,844,504.9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71" calcext:value-type="float">
            <text:p>231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6009011" calcext:value-type="float">
            <text:p>16,009,011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3244" calcext:value-type="float">
            <text:p>232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659067.25" calcext:value-type="float">
            <text:p>29,659,067.25</text:p>
          </table:table-cell>
          <table:table-cell table:number-columns-repeated="1018"/>
        </table:table-row>
        <table:table-row table:style-name="ro1" table:visibility="filter">
          <table:table-cell office:value-type="float" office:value="23347" calcext:value-type="float">
            <text:p>23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5-06-2023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196" calcext:value-type="float">
            <text:p>2419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3-06-2024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style-name="ce5"/>
          <table:table-cell office:value-type="float" office:value="5064604.7" calcext:value-type="float">
            <text:p>5,064,604.7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277" calcext:value-type="float">
            <text:p>24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295502.52" calcext:value-type="float">
            <text:p>33,295,502.5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328" calcext:value-type="float">
            <text:p>2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17-06-2023</text:p>
          </table:table-cell>
          <table:table-cell office:value-type="float" office:value="6230798" calcext:value-type="float">
            <text:p>6,230,798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24541" calcext:value-type="float">
            <text:p>245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20873159.02" calcext:value-type="float">
            <text:p>20,873,159.02</text:p>
          </table:table-cell>
          <table:table-cell table:number-columns-repeated="1018"/>
        </table:table-row>
        <table:table-row table:style-name="ro1" table:visibility="filter">
          <table:table-cell office:value-type="float" office:value="24786" calcext:value-type="float">
            <text:p>24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06-06-2023</text:p>
          </table:table-cell>
          <table:table-cell office:value-type="float" office:value="2145805.94" calcext:value-type="float">
            <text:p>2,145,805.94</text:p>
          </table:table-cell>
          <table:table-cell table:number-columns-repeated="1018"/>
        </table:table-row>
        <table:table-row table:style-name="ro1" table:visibility="filter">
          <table:table-cell office:value-type="float" office:value="24872" calcext:value-type="float">
            <text:p>2487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table:style-name="ce5" office:value-type="string" calcext:value-type="string">
            <text:p>06-06-2024</text:p>
          </table:table-cell>
          <table:table-cell table:style-name="ce5" office:value-type="float" office:value="2263739.43" calcext:value-type="float">
            <text:p>2263739.43</text:p>
          </table:table-cell>
          <table:table-cell office:value-type="string" calcext:value-type="string">
            <text:p>data walnego niepewna</text:p>
          </table:table-cell>
          <table:table-cell table:number-columns-repeated="1017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15419569.63" calcext:value-type="float">
            <text:p>15,419,569.63</text:p>
          </table:table-cell>
          <table:table-cell table:number-columns-repeated="1018"/>
        </table:table-row>
        <table:table-row table:style-name="ro1" table:visibility="filter">
          <table:table-cell office:value-type="float" office:value="25563" calcext:value-type="float">
            <text:p>255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2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81" calcext:value-type="float">
            <text:p>259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8301138.97" calcext:value-type="float">
            <text:p>98,301,138.97</text:p>
          </table:table-cell>
          <table:table-cell table:number-columns-repeated="1018"/>
        </table:table-row>
        <table:table-row table:style-name="ro1" table:visibility="filter">
          <table:table-cell office:value-type="float" office:value="26051" calcext:value-type="float">
            <text:p>260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345109.06" calcext:value-type="float">
            <text:p>10,345,109.06</text:p>
          </table:table-cell>
          <table:table-cell table:number-columns-repeated="1018"/>
        </table:table-row>
        <table:table-row table:style-name="ro1" table:visibility="filter">
          <table:table-cell office:value-type="float" office:value="27073" calcext:value-type="float">
            <text:p>27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715080.88" calcext:value-type="float">
            <text:p>2,715,080.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7158" calcext:value-type="float">
            <text:p>271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1-06-2024</text:p>
          </table:table-cell>
          <table:table-cell office:value-type="float" office:value="2689536.44" calcext:value-type="float">
            <text:p>2,689,536.44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696525.35" calcext:value-type="float">
            <text:p>24,696,525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83" calcext:value-type="float">
            <text:p>29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584424.62" calcext:value-type="float">
            <text:p>3,584,424.62</text:p>
          </table:table-cell>
          <table:table-cell table:number-columns-repeated="1018"/>
        </table:table-row>
        <table:table-row table:style-name="ro1" table:visibility="filter">
          <table:table-cell office:value-type="float" office:value="31021" calcext:value-type="float">
            <text:p>31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6348365.61" calcext:value-type="float">
            <text:p>26,348,365.61</text:p>
          </table:table-cell>
          <table:table-cell table:number-columns-repeated="1018"/>
        </table:table-row>
        <table:table-row table:style-name="ro1" table:visibility="filter">
          <table:table-cell office:value-type="float" office:value="31897" calcext:value-type="float">
            <text:p>318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4</text:p>
          </table:table-cell>
          <table:table-cell office:value-type="float" office:value="26754694.54" calcext:value-type="float">
            <text:p>26,754,694.54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18413423.89" calcext:value-type="float">
            <text:p>118,413,423.89</text:p>
          </table:table-cell>
          <table:table-cell table:number-columns-repeated="1018"/>
        </table:table-row>
        <table:table-row table:style-name="ro1" table:visibility="filter">
          <table:table-cell office:value-type="float" office:value="32164" calcext:value-type="float">
            <text:p>32164</text:p>
          </table:table-cell>
          <table:table-cell table:style-name="ce17" office:value-type="float" office:value="2023" calcext:value-type="float">
            <text:p>2023</text:p>
          </table:table-cell>
          <table:table-cell table:style-name="Default" office:value-type="string" calcext:value-type="string">
            <text:p>tak</text:p>
          </table:table-cell>
          <table:table-cell table:style-name="Default" office:value-type="string" calcext:value-type="string">
            <text:p>20-06-2024</text:p>
          </table:table-cell>
          <table:table-cell office:value-type="float" office:value="109832194.58" calcext:value-type="float">
            <text:p>109,832,194.58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float" office:value="343492.81" calcext:value-type="float">
            <text:p>343,492.81</text:p>
          </table:table-cell>
          <table:table-cell table:number-columns-repeated="1018"/>
        </table:table-row>
        <table:table-row table:style-name="ro1" table:visibility="filter">
          <table:table-cell office:value-type="float" office:value="32246" calcext:value-type="float">
            <text:p>32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833356.18" calcext:value-type="float">
            <text:p>26,833,356.18</text:p>
          </table:table-cell>
          <table:table-cell table:number-columns-repeated="1018"/>
        </table:table-row>
        <table:table-row table:style-name="ro1" table:visibility="filter">
          <table:table-cell office:value-type="float" office:value="32661" calcext:value-type="float">
            <text:p>326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float" office:value="193345723.72" calcext:value-type="float">
            <text:p>193,345,723.72</text:p>
          </table:table-cell>
          <table:table-cell table:number-columns-repeated="1018"/>
        </table:table-row>
        <table:table-row table:style-name="ro1" table:visibility="filter">
          <table:table-cell office:value-type="float" office:value="33334" calcext:value-type="float">
            <text:p>333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42808.2" calcext:value-type="float">
            <text:p>142,808.20</text:p>
          </table:table-cell>
          <table:table-cell table:number-columns-repeated="1018"/>
        </table:table-row>
        <table:table-row table:style-name="ro1" table:visibility="filter">
          <table:table-cell office:value-type="float" office:value="35880" calcext:value-type="float">
            <text:p>35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392987.65" calcext:value-type="float">
            <text:p>1,392,987.65</text:p>
          </table:table-cell>
          <table:table-cell table:number-columns-repeated="1018"/>
        </table:table-row>
        <table:table-row table:style-name="ro1" table:visibility="filter">
          <table:table-cell office:value-type="float" office:value="36462" calcext:value-type="float">
            <text:p>3646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32269.03" calcext:value-type="float">
            <text:p>1,532,269.03</text:p>
          </table:table-cell>
          <table:table-cell table:number-columns-repeated="1018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0671217.29" calcext:value-type="float">
            <text:p>40,671,217.29</text:p>
          </table:table-cell>
          <table:table-cell office:value-type="string" calcext:value-type="string">
            <text:p>wiecej glosow przeciw</text:p>
          </table:table-cell>
          <table:table-cell table:number-columns-repeated="1017"/>
        </table:table-row>
        <table:table-row table:style-name="ro1" table:visibility="filter">
          <table:table-cell office:value-type="float" office:value="37033" calcext:value-type="float">
            <text:p>37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548220.75" calcext:value-type="float">
            <text:p>4,548,220.75</text:p>
          </table:table-cell>
          <table:table-cell table:number-columns-repeated="1018"/>
        </table:table-row>
        <table:table-row table:style-name="ro1" table:visibility="filter">
          <table:table-cell office:value-type="float" office:value="37558" calcext:value-type="float">
            <text:p>375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4561587.29" calcext:value-type="float">
            <text:p>4,561,587.29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30284625.32" calcext:value-type="float">
            <text:p>30,284,625.32</text:p>
          </table:table-cell>
          <table:table-cell table:number-columns-repeated="1018"/>
        </table:table-row>
        <table:table-row table:style-name="ro1" table:visibility="filter">
          <table:table-cell office:value-type="float" office:value="37655" calcext:value-type="float">
            <text:p>37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8038705.3" calcext:value-type="float">
            <text:p>178,038,705.30</text:p>
          </table:table-cell>
          <table:table-cell table:number-columns-repeated="1018"/>
        </table:table-row>
        <table:table-row table:style-name="ro1" table:visibility="filter">
          <table:table-cell office:value-type="float" office:value="38220" calcext:value-type="float">
            <text:p>382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1563416.65" calcext:value-type="float">
            <text:p>11,563,416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38475" calcext:value-type="float">
            <text:p>384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5092378.79" calcext:value-type="float">
            <text:p>65,092,378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38688" calcext:value-type="float">
            <text:p>38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9616411.96" calcext:value-type="float">
            <text:p>19,616,411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39464" calcext:value-type="float">
            <text:p>394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949225.89" calcext:value-type="float">
            <text:p>949,225.89</text:p>
          </table:table-cell>
          <table:table-cell table:number-columns-repeated="1018"/>
        </table:table-row>
        <table:table-row table:style-name="ro1" table:visibility="filter">
          <table:table-cell office:value-type="float" office:value="41184" calcext:value-type="float">
            <text:p>4118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080355.96" calcext:value-type="float">
            <text:p>1,080,355.96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208124.07" calcext:value-type="float">
            <text:p>19,208,124.07</text:p>
          </table:table-cell>
          <table:table-cell table:number-columns-repeated="1018"/>
        </table:table-row>
        <table:table-row table:style-name="ro1" table:visibility="filter">
          <table:table-cell office:value-type="float" office:value="41402" calcext:value-type="float">
            <text:p>414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1100535.04" calcext:value-type="float">
            <text:p>11,100,535.04</text:p>
          </table:table-cell>
          <table:table-cell table:number-columns-repeated="1018"/>
        </table:table-row>
        <table:table-row table:style-name="ro1" table:visibility="filter">
          <table:table-cell office:value-type="float" office:value="41813" calcext:value-type="float">
            <text:p>418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859" calcext:value-type="float">
            <text:p>4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6560010.06" calcext:value-type="float">
            <text:p>6,560,010.06</text:p>
          </table:table-cell>
          <table:table-cell table:number-columns-repeated="1018"/>
        </table:table-row>
        <table:table-row table:style-name="ro1" table:visibility="filter">
          <table:table-cell office:value-type="float" office:value="47340" calcext:value-type="float">
            <text:p>47340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918270.65" calcext:value-type="float">
            <text:p>5,918,270.65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943664.86" calcext:value-type="float">
            <text:p>943,664.86</text:p>
          </table:table-cell>
          <table:table-cell table:number-columns-repeated="1018"/>
        </table:table-row>
        <table:table-row table:style-name="ro1" table:visibility="filter">
          <table:table-cell office:value-type="float" office:value="47439" calcext:value-type="float">
            <text:p>474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183462.6" calcext:value-type="float">
            <text:p>5,183,462.60</text:p>
          </table:table-cell>
          <table:table-cell table:number-columns-repeated="1018"/>
        </table:table-row>
        <table:table-row table:style-name="ro1" table:visibility="filter">
          <table:table-cell office:value-type="float" office:value="47740" calcext:value-type="float">
            <text:p>477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38680.8" calcext:value-type="float">
            <text:p>338,680.80</text:p>
          </table:table-cell>
          <table:table-cell table:number-columns-repeated="1018"/>
        </table:table-row>
        <table:table-row table:style-name="ro1" table:visibility="filter">
          <table:table-cell office:value-type="float" office:value="48636" calcext:value-type="float">
            <text:p>48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49242" calcext:value-type="float">
            <text:p>4924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/>
          <table:table-cell office:value-type="string" calcext:value-type="string">
            <text:p>brak sprawozdania finansowego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7863272.9" calcext:value-type="float">
            <text:p>7,863,272.9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51619" calcext:value-type="float">
            <text:p>516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12-2023</text:p>
          </table:table-cell>
          <table:table-cell office:value-type="float" office:value="1580960.17" calcext:value-type="float">
            <text:p>1,580,960.17</text:p>
          </table:table-cell>
          <table:table-cell table:number-columns-repeated="1018"/>
        </table:table-row>
        <table:table-row table:style-name="ro1" table:visibility="filter">
          <table:table-cell office:value-type="float" office:value="53046" calcext:value-type="float">
            <text:p>530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2709967.14" calcext:value-type="float">
            <text:p>12,709,967.1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53056" calcext:value-type="float">
            <text:p>530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12516696.64" calcext:value-type="float">
            <text:p>12,516,696.64</text:p>
          </table:table-cell>
          <table:table-cell table:number-columns-repeated="1018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rak danych o głosowaniu, aktywa sa wpisane jako 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555" calcext:value-type="float">
            <text:p>53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12562418.11" calcext:value-type="float">
            <text:p>12,562,418.1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55027" calcext:value-type="float">
            <text:p>55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float" office:value="2476987.86" calcext:value-type="float">
            <text:p>2,476,987.86</text:p>
          </table:table-cell>
          <table:table-cell table:number-columns-repeated="1018"/>
        </table:table-row>
        <table:table-row table:style-name="ro1" table:visibility="filter">
          <table:table-cell office:value-type="float" office:value="55359" calcext:value-type="float">
            <text:p>55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6936187.22" calcext:value-type="float">
            <text:p>16,936,187.22</text:p>
          </table:table-cell>
          <table:table-cell table:number-columns-repeated="1018"/>
        </table:table-row>
        <table:table-row table:style-name="ro1" table:visibility="filter">
          <table:table-cell office:value-type="float" office:value="55607" calcext:value-type="float">
            <text:p>5560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4</text:p>
          </table:table-cell>
          <table:table-cell office:value-type="float" office:value="16724188.28" calcext:value-type="float">
            <text:p>16,724,188.28</text:p>
          </table:table-cell>
          <table:table-cell table:number-columns-repeated="1018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46644904.45" calcext:value-type="float">
            <text:p>46,644,90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55749" calcext:value-type="float">
            <text:p>557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305190920.65" calcext:value-type="float">
            <text:p>305,190,920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56262" calcext:value-type="float">
            <text:p>562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5862257.38" calcext:value-type="float">
            <text:p>25,862,257.38</text:p>
          </table:table-cell>
          <table:table-cell table:number-columns-repeated="1018"/>
        </table:table-row>
        <table:table-row table:style-name="ro1" table:visibility="filter">
          <table:table-cell office:value-type="float" office:value="56285" calcext:value-type="float">
            <text:p>5628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24424998.24" calcext:value-type="float">
            <text:p>24,424,998.24</text:p>
          </table:table-cell>
          <table:table-cell table:number-columns-repeated="1018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441325.76" calcext:value-type="float">
            <text:p>151,441,325.76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56304" calcext:value-type="float">
            <text:p>56304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4</text:p>
          </table:table-cell>
          <table:table-cell office:value-type="float" office:value="144911823.18" calcext:value-type="float">
            <text:p>144,911,823.18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6754249.36" calcext:value-type="float">
            <text:p>6,754,249.36</text:p>
          </table:table-cell>
          <table:table-cell table:number-columns-repeated="1018"/>
        </table:table-row>
        <table:table-row table:style-name="ro1" table:visibility="filter">
          <table:table-cell office:value-type="float" office:value="56744" calcext:value-type="float">
            <text:p>56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57093" calcext:value-type="float">
            <text:p>57093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69201.16" calcext:value-type="float">
            <text:p>369,201.16</text:p>
          </table:table-cell>
          <table:table-cell table:number-columns-repeated="1018"/>
        </table:table-row>
        <table:table-row table:style-name="ro1" table:visibility="filter">
          <table:table-cell office:value-type="float" office:value="57121" calcext:value-type="float">
            <text:p>571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917126.63" calcext:value-type="float">
            <text:p>7,917,126.63</text:p>
          </table:table-cell>
          <table:table-cell office:value-type="string" calcext:value-type="string">
            <text:p>tylko sprawozdanie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57287" calcext:value-type="float">
            <text:p>572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618846.31" calcext:value-type="float">
            <text:p>2,618,846.31</text:p>
          </table:table-cell>
          <table:table-cell table:number-columns-repeated="1018"/>
        </table:table-row>
        <table:table-row table:style-name="ro1" table:visibility="filter">
          <table:table-cell office:value-type="float" office:value="58758" calcext:value-type="float">
            <text:p>5875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58210.83" calcext:value-type="float">
            <text:p>1,558,210.83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855674.75" calcext:value-type="float">
            <text:p>66,855,674.75</text:p>
          </table:table-cell>
          <table:table-cell table:number-columns-repeated="1018"/>
        </table:table-row>
        <table:table-row table:style-name="ro1" table:visibility="filter">
          <table:table-cell office:value-type="float" office:value="58783" calcext:value-type="float">
            <text:p>587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2-06" calcext:value-type="date">
            <text:p>12/06/23</text:p>
          </table:table-cell>
          <table:table-cell office:value-type="float" office:value="1742623.31" calcext:value-type="float">
            <text:p>1,742,623.31</text:p>
          </table:table-cell>
          <table:table-cell table:number-columns-repeated="1018"/>
        </table:table-row>
        <table:table-row table:style-name="ro1" table:visibility="filter">
          <table:table-cell office:value-type="float" office:value="58812" calcext:value-type="float">
            <text:p>58812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/05/2024</text:p>
          </table:table-cell>
          <table:table-cell office:value-type="float" office:value="1615212.34" calcext:value-type="float">
            <text:p>1,615,212.34</text:p>
          </table:table-cell>
          <table:table-cell table:number-columns-repeated="1018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2-06" calcext:value-type="date">
            <text:p>02/06/23</text:p>
          </table:table-cell>
          <table:table-cell office:value-type="float" office:value="48569256.62" calcext:value-type="float">
            <text:p>48,569,256.62</text:p>
          </table:table-cell>
          <table:table-cell table:number-columns-repeated="1018"/>
        </table:table-row>
        <table:table-row table:style-name="ro1" table:visibility="filter">
          <table:table-cell office:value-type="float" office:value="58856" calcext:value-type="float">
            <text:p>5885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/06/2024</text:p>
          </table:table-cell>
          <table:table-cell office:value-type="float" office:value="48258923.78" calcext:value-type="float">
            <text:p>48,258,923.7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float" office:value="871109.88" calcext:value-type="float">
            <text:p>871,109.88</text:p>
          </table:table-cell>
          <table:table-cell table:number-columns-repeated="1018"/>
        </table:table-row>
        <table:table-row table:style-name="ro1" table:visibility="filter">
          <table:table-cell office:value-type="float" office:value="59564" calcext:value-type="float">
            <text:p>59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01275.62" calcext:value-type="float">
            <text:p>1,301,275.62</text:p>
          </table:table-cell>
          <table:table-cell table:number-columns-repeated="1018"/>
        </table:table-row>
        <table:table-row table:style-name="ro1" table:visibility="filter">
          <table:table-cell office:value-type="float" office:value="60624" calcext:value-type="float">
            <text:p>606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064485.17" calcext:value-type="float">
            <text:p>10,064,485.17</text:p>
          </table:table-cell>
          <table:table-cell table:number-columns-repeated="1018"/>
        </table:table-row>
        <table:table-row table:style-name="ro1" table:visibility="filter">
          <table:table-cell office:value-type="float" office:value="60686" calcext:value-type="float">
            <text:p>60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885083.53" calcext:value-type="float">
            <text:p>1,885,083.53</text:p>
          </table:table-cell>
          <table:table-cell table:number-columns-repeated="1018"/>
        </table:table-row>
        <table:table-row table:style-name="ro1" table:visibility="filter">
          <table:table-cell office:value-type="float" office:value="60947" calcext:value-type="float">
            <text:p>609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3963244.7" calcext:value-type="float">
            <text:p>3,963,244.70</text:p>
          </table:table-cell>
          <table:table-cell table:number-columns-repeated="1018"/>
        </table:table-row>
        <table:table-row table:style-name="ro1" table:visibility="filter">
          <table:table-cell office:value-type="float" office:value="61327" calcext:value-type="float">
            <text:p>6132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372968.19" calcext:value-type="float">
            <text:p>3,372,968.19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12501801.86" calcext:value-type="float">
            <text:p>12,501,801.86</text:p>
          </table:table-cell>
          <table:table-cell table:number-columns-repeated="1018"/>
        </table:table-row>
        <table:table-row table:style-name="ro1" table:visibility="filter">
          <table:table-cell office:value-type="float" office:value="61337" calcext:value-type="float">
            <text:p>613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5950661.67" calcext:value-type="float">
            <text:p>55,950,661.67</text:p>
          </table:table-cell>
          <table:table-cell table:number-columns-repeated="1018"/>
        </table:table-row>
        <table:table-row table:style-name="ro1" table:visibility="filter">
          <table:table-cell office:value-type="float" office:value="61423" calcext:value-type="float">
            <text:p>61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7202190.93" calcext:value-type="float">
            <text:p>37,202,190.93</text:p>
          </table:table-cell>
          <table:table-cell table:number-columns-repeated="1018"/>
        </table:table-row>
        <table:table-row table:style-name="ro1" table:visibility="filter">
          <table:table-cell office:value-type="float" office:value="61605" calcext:value-type="float">
            <text:p>61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8974066.55" calcext:value-type="float">
            <text:p>8,974,066.55</text:p>
          </table:table-cell>
          <table:table-cell table:number-columns-repeated="1018"/>
        </table:table-row>
        <table:table-row table:style-name="ro1" table:visibility="filter">
          <table:table-cell office:value-type="float" office:value="62441" calcext:value-type="float">
            <text:p>624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5/2023</text:p>
          </table:table-cell>
          <table:table-cell office:value-type="float" office:value="2955509.32" calcext:value-type="float">
            <text:p>2,955,509.32</text:p>
          </table:table-cell>
          <table:table-cell table:number-columns-repeated="1018"/>
        </table:table-row>
        <table:table-row table:style-name="ro1" table:visibility="filter">
          <table:table-cell office:value-type="float" office:value="62550" calcext:value-type="float">
            <text:p>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/06/2023</text:p>
          </table:table-cell>
          <table:table-cell office:value-type="float" office:value="169315513.92" calcext:value-type="float">
            <text:p>169,315,513.92</text:p>
          </table:table-cell>
          <table:table-cell table:number-columns-repeated="1018"/>
        </table:table-row>
        <table:table-row table:style-name="ro1" table:visibility="filter">
          <table:table-cell office:value-type="float" office:value="63049" calcext:value-type="float">
            <text:p>6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6702595.79" calcext:value-type="float">
            <text:p>36,702,595.79</text:p>
          </table:table-cell>
          <table:table-cell table:number-columns-repeated="1018"/>
        </table:table-row>
        <table:table-row table:style-name="ro1" table:visibility="filter">
          <table:table-cell office:value-type="float" office:value="63561" calcext:value-type="float">
            <text:p>635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63956" calcext:value-type="float">
            <text:p>639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2046564.37" calcext:value-type="float">
            <text:p>2,046,564.37</text:p>
          </table:table-cell>
          <table:table-cell table:number-columns-repeated="1018"/>
        </table:table-row>
        <table:table-row table:style-name="ro1" table:visibility="filter">
          <table:table-cell office:value-type="float" office:value="65904" calcext:value-type="float">
            <text:p>65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18124862.17" calcext:value-type="float">
            <text:p>218,124,862.17</text:p>
          </table:table-cell>
          <table:table-cell table:number-columns-repeated="1018"/>
        </table:table-row>
        <table:table-row table:style-name="ro1" table:visibility="filter">
          <table:table-cell office:value-type="float" office:value="65997" calcext:value-type="float">
            <text:p>65997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4</text:p>
          </table:table-cell>
          <table:table-cell office:value-type="float" office:value="284821730.77" calcext:value-type="float">
            <text:p>284,821,730.77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8"/>
        </table:table-row>
        <table:table-row table:style-name="ro1" table:visibility="filter">
          <table:table-cell office:value-type="float" office:value="66718" calcext:value-type="float">
            <text:p>667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68823" calcext:value-type="float">
            <text:p>688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/04/2023</text:p>
          </table:table-cell>
          <table:table-cell office:value-type="float" office:value="4517354.7" calcext:value-type="float">
            <text:p>4,517,354.70</text:p>
          </table:table-cell>
          <table:table-cell table:number-columns-repeated="1018"/>
        </table:table-row>
        <table:table-row table:style-name="ro1" table:visibility="filter">
          <table:table-cell office:value-type="float" office:value="68975" calcext:value-type="float">
            <text:p>689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49953694.71" calcext:value-type="float">
            <text:p>149,953,694.71</text:p>
          </table:table-cell>
          <table:table-cell table:number-columns-repeated="1018"/>
        </table:table-row>
        <table:table-row table:style-name="ro1" table:visibility="filter">
          <table:table-cell office:value-type="float" office:value="69548" calcext:value-type="float">
            <text:p>695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5192458.6" calcext:value-type="float">
            <text:p>5,192,458.60</text:p>
          </table:table-cell>
          <table:table-cell table:number-columns-repeated="1018"/>
        </table:table-row>
        <table:table-row table:style-name="ro1" table:visibility="filter">
          <table:table-cell office:value-type="float" office:value="69636" calcext:value-type="float">
            <text:p>69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89879233.79" calcext:value-type="float">
            <text:p>89,879,233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69923" calcext:value-type="float">
            <text:p>699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2573311.74" calcext:value-type="float">
            <text:p>2,573,311.74</text:p>
          </table:table-cell>
          <table:table-cell table:number-columns-repeated="1018"/>
        </table:table-row>
        <table:table-row table:style-name="ro1" table:visibility="filter">
          <table:table-cell office:value-type="float" office:value="70181" calcext:value-type="float">
            <text:p>70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71899" calcext:value-type="float">
            <text:p>718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0991746.22" calcext:value-type="float">
            <text:p>40,991,746.22</text:p>
          </table:table-cell>
          <table:table-cell table:number-columns-repeated="1018"/>
        </table:table-row>
        <table:table-row table:style-name="ro1" table:visibility="filter">
          <table:table-cell office:value-type="float" office:value="73064" calcext:value-type="float">
            <text:p>730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45509.16" calcext:value-type="float">
            <text:p>2,645,509.16</text:p>
          </table:table-cell>
          <table:table-cell table:number-columns-repeated="1018"/>
        </table:table-row>
        <table:table-row table:style-name="ro1" table:visibility="filter">
          <table:table-cell office:value-type="float" office:value="73485" calcext:value-type="float">
            <text:p>734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5099983.52" calcext:value-type="float">
            <text:p>5,099,983.52</text:p>
          </table:table-cell>
          <table:table-cell table:number-columns-repeated="1018"/>
        </table:table-row>
        <table:table-row table:style-name="ro1" table:visibility="filter">
          <table:table-cell office:value-type="float" office:value="73542" calcext:value-type="float">
            <text:p>735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/06/2023</text:p>
          </table:table-cell>
          <table:table-cell office:value-type="float" office:value="21853245.02" calcext:value-type="float">
            <text:p>21,853,245.02</text:p>
          </table:table-cell>
          <table:table-cell table:number-columns-repeated="1018"/>
        </table:table-row>
        <table:table-row table:style-name="ro1" table:visibility="filter">
          <table:table-cell office:value-type="float" office:value="73971" calcext:value-type="float">
            <text:p>739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8"/>
        </table:table-row>
        <table:table-row table:style-name="ro1" table:visibility="filter">
          <table:table-cell office:value-type="float" office:value="74605" calcext:value-type="float">
            <text:p>74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655" calcext:value-type="float">
            <text:p>74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60389936.13" calcext:value-type="float">
            <text:p>260,389,936.13</text:p>
          </table:table-cell>
          <table:table-cell table:number-columns-repeated="1018"/>
        </table:table-row>
        <table:table-row table:style-name="ro1" table:visibility="filter">
          <table:table-cell office:value-type="float" office:value="74918" calcext:value-type="float">
            <text:p>749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0-2023</text:p>
          </table:table-cell>
          <table:table-cell office:value-type="float" office:value="2403173.06" calcext:value-type="float">
            <text:p>2,403,173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75645" calcext:value-type="float">
            <text:p>756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05938646.12" calcext:value-type="float">
            <text:p>105,938,646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75678" calcext:value-type="float">
            <text:p>756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32400896.35" calcext:value-type="float">
            <text:p>32,400,896.35</text:p>
          </table:table-cell>
          <table:table-cell table:number-columns-repeated="1018"/>
        </table:table-row>
        <table:table-row table:style-name="ro1" table:visibility="filter">
          <table:table-cell office:value-type="float" office:value="76535" calcext:value-type="float">
            <text:p>76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21823577.5" calcext:value-type="float">
            <text:p>21,823,577.50</text:p>
          </table:table-cell>
          <table:table-cell table:number-columns-repeated="1018"/>
        </table:table-row>
        <table:table-row table:style-name="ro1" table:visibility="filter">
          <table:table-cell office:value-type="float" office:value="76785" calcext:value-type="float">
            <text:p>76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6469819.1" calcext:value-type="float">
            <text:p>26,469,819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77941" calcext:value-type="float">
            <text:p>779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54834633.66" calcext:value-type="float">
            <text:p>254,834,633.6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78123" calcext:value-type="float">
            <text:p>781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26843946.53" calcext:value-type="float">
            <text:p>426,843,946.53</text:p>
          </table:table-cell>
          <table:table-cell table:number-columns-repeated="1018"/>
        </table:table-row>
        <table:table-row table:style-name="ro1" table:visibility="filter">
          <table:table-cell office:value-type="float" office:value="78357" calcext:value-type="float">
            <text:p>78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3274807.93" calcext:value-type="float">
            <text:p>23,274,807.93</text:p>
          </table:table-cell>
          <table:table-cell table:number-columns-repeated="1018"/>
        </table:table-row>
        <table:table-row table:style-name="ro1" table:visibility="filter">
          <table:table-cell office:value-type="float" office:value="79632" calcext:value-type="float">
            <text:p>79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6/2023</text:p>
          </table:table-cell>
          <table:table-cell office:value-type="float" office:value="3757248.39" calcext:value-type="float">
            <text:p>3,757,248.39</text:p>
          </table:table-cell>
          <table:table-cell table:number-columns-repeated="1018"/>
        </table:table-row>
        <table:table-row table:style-name="ro1" table:visibility="filter">
          <table:table-cell office:value-type="float" office:value="79638" calcext:value-type="float">
            <text:p>796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57729683.23" calcext:value-type="float">
            <text:p>157,729,683.23</text:p>
          </table:table-cell>
          <table:table-cell table:number-columns-repeated="1018"/>
        </table:table-row>
        <table:table-row table:style-name="ro1" table:visibility="filter">
          <table:table-cell office:value-type="float" office:value="79647" calcext:value-type="float">
            <text:p>796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254360347.45" calcext:value-type="float">
            <text:p>254,360,347.45</text:p>
          </table:table-cell>
          <table:table-cell table:number-columns-repeated="1018"/>
        </table:table-row>
        <table:table-row table:style-name="ro1" table:visibility="filter">
          <table:table-cell office:value-type="float" office:value="79817" calcext:value-type="float">
            <text:p>798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175962.6" calcext:value-type="float">
            <text:p>50,175,962.60</text:p>
          </table:table-cell>
          <table:table-cell table:number-columns-repeated="1018"/>
        </table:table-row>
        <table:table-row table:style-name="ro1" table:visibility="filter">
          <table:table-cell office:value-type="float" office:value="81435" calcext:value-type="float">
            <text:p>814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196348.17" calcext:value-type="float">
            <text:p>1,196,348.17</text:p>
          </table:table-cell>
          <table:table-cell table:number-columns-repeated="1018"/>
        </table:table-row>
        <table:table-row table:style-name="ro1" table:visibility="filter">
          <table:table-cell office:value-type="float" office:value="82211" calcext:value-type="float">
            <text:p>822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0-10" calcext:value-type="date">
            <text:p>10/10/23</text:p>
          </table:table-cell>
          <table:table-cell office:value-type="float" office:value="7752632.3" calcext:value-type="float">
            <text:p>7,752,632.30</text:p>
          </table:table-cell>
          <table:table-cell table:number-columns-repeated="1018"/>
        </table:table-row>
        <table:table-row table:style-name="ro1" table:visibility="filter">
          <table:table-cell office:value-type="float" office:value="82573" calcext:value-type="float">
            <text:p>825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6/2023</text:p>
          </table:table-cell>
          <table:table-cell office:value-type="float" office:value="42352733.75" calcext:value-type="float">
            <text:p>42,352,733.75</text:p>
          </table:table-cell>
          <table:table-cell table:number-columns-repeated="1018"/>
        </table:table-row>
        <table:table-row table:style-name="ro1" table:visibility="filter">
          <table:table-cell office:value-type="float" office:value="82585" calcext:value-type="float">
            <text:p>82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047510.9" calcext:value-type="float">
            <text:p>2,047,510.90</text:p>
          </table:table-cell>
          <table:table-cell office:value-type="string" calcext:value-type="string">
            <text:p>brak danych o głosowaniu, brak danych o dacie walnego</text:p>
          </table:table-cell>
          <table:table-cell table:number-columns-repeated="1017"/>
        </table:table-row>
        <table:table-row table:style-name="ro1" table:visibility="filter">
          <table:table-cell office:value-type="float" office:value="83515" calcext:value-type="float">
            <text:p>835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78570568.3" calcext:value-type="float">
            <text:p>178,570,568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85177" calcext:value-type="float">
            <text:p>851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05/2023</text:p>
          </table:table-cell>
          <table:table-cell office:value-type="float" office:value="1703325.15" calcext:value-type="float">
            <text:p>1,703,325.15</text:p>
          </table:table-cell>
          <table:table-cell table:number-columns-repeated="1018"/>
        </table:table-row>
        <table:table-row table:style-name="ro1" table:visibility="filter">
          <table:table-cell office:value-type="float" office:value="85896" calcext:value-type="float">
            <text:p>85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72360.42" calcext:value-type="float">
            <text:p>9,872,360.42</text:p>
          </table:table-cell>
          <table:table-cell table:number-columns-repeated="1018"/>
        </table:table-row>
        <table:table-row table:style-name="ro1" table:visibility="filter">
          <table:table-cell office:value-type="float" office:value="87027" calcext:value-type="float">
            <text:p>87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85084258.1" calcext:value-type="float">
            <text:p>285,084,25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87596" calcext:value-type="float">
            <text:p>875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6/2023</text:p>
          </table:table-cell>
          <table:table-cell office:value-type="float" office:value="12825122.53" calcext:value-type="float">
            <text:p>12,825,122.53</text:p>
          </table:table-cell>
          <table:table-cell table:number-columns-repeated="1018"/>
        </table:table-row>
        <table:table-row table:style-name="ro1" table:visibility="filter">
          <table:table-cell office:value-type="float" office:value="88696" calcext:value-type="float">
            <text:p>886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06-06" calcext:value-type="date">
            <text:p>06/06/23</text:p>
          </table:table-cell>
          <table:table-cell office:value-type="float" office:value="450231.63" calcext:value-type="float">
            <text:p>450,231.63</text:p>
          </table:table-cell>
          <table:table-cell table:number-columns-repeated="1018"/>
        </table:table-row>
        <table:table-row table:style-name="ro1" table:visibility="filter">
          <table:table-cell office:value-type="float" office:value="89055" calcext:value-type="float">
            <text:p>890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71539.82" calcext:value-type="float">
            <text:p>1,571,539.8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91326" calcext:value-type="float">
            <text:p>91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8023.82" calcext:value-type="float">
            <text:p>128,023.82</text:p>
          </table:table-cell>
          <table:table-cell table:number-columns-repeated="1018"/>
        </table:table-row>
        <table:table-row table:style-name="ro1" table:visibility="filter">
          <table:table-cell office:value-type="float" office:value="92686" calcext:value-type="float">
            <text:p>92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42084295.39" calcext:value-type="float">
            <text:p>142,084,295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92715" calcext:value-type="float">
            <text:p>927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88349801.77" calcext:value-type="float">
            <text:p>688,349,80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93107" calcext:value-type="float">
            <text:p>93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720705.02" calcext:value-type="float">
            <text:p>14,720,705.02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93131" calcext:value-type="float">
            <text:p>931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4695601.06" calcext:value-type="float">
            <text:p>14,695,601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0203</text:p>
          </table:table-cell>
          <table:table-cell office:value-type="float" office:value="41558703.48" calcext:value-type="float">
            <text:p>41,558,703.48</text:p>
          </table:table-cell>
          <table:table-cell table:number-columns-repeated="1018"/>
        </table:table-row>
        <table:table-row table:style-name="ro1" table:visibility="filter">
          <table:table-cell office:value-type="float" office:value="93164" calcext:value-type="float">
            <text:p>93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/11/2023</text:p>
          </table:table-cell>
          <table:table-cell office:value-type="float" office:value="7777152.59" calcext:value-type="float">
            <text:p>7,777,152.59</text:p>
          </table:table-cell>
          <table:table-cell table:number-columns-repeated="1018"/>
        </table:table-row>
        <table:table-row table:style-name="ro1" table:visibility="filter">
          <table:table-cell office:value-type="float" office:value="94328" calcext:value-type="float">
            <text:p>9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18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94375" calcext:value-type="float">
            <text:p>94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8931077.96" calcext:value-type="float">
            <text:p>18,931,077.96</text:p>
          </table:table-cell>
          <table:table-cell table:number-columns-repeated="1018"/>
        </table:table-row>
        <table:table-row table:style-name="ro1" table:visibility="filter">
          <table:table-cell office:value-type="float" office:value="96502" calcext:value-type="float">
            <text:p>965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595447.25" calcext:value-type="float">
            <text:p>2,595,447.25</text:p>
          </table:table-cell>
          <table:table-cell table:number-columns-repeated="1018"/>
        </table:table-row>
        <table:table-row table:style-name="ro1" table:visibility="filter">
          <table:table-cell office:value-type="float" office:value="96735" calcext:value-type="float">
            <text:p>96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936770.28" calcext:value-type="float">
            <text:p>4,936,770.28</text:p>
          </table:table-cell>
          <table:table-cell table:number-columns-repeated="1018"/>
        </table:table-row>
        <table:table-row table:style-name="ro1" table:visibility="filter">
          <table:table-cell office:value-type="float" office:value="96755" calcext:value-type="float">
            <text:p>96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1</text:p>
          </table:table-cell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96835" calcext:value-type="float">
            <text:p>968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484890.92" calcext:value-type="float">
            <text:p>2,484,890.92</text:p>
          </table:table-cell>
          <table:table-cell table:number-columns-repeated="1018"/>
        </table:table-row>
        <table:table-row table:style-name="ro1" table:visibility="filter">
          <table:table-cell office:value-type="float" office:value="96909" calcext:value-type="float">
            <text:p>96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6318990.22" calcext:value-type="float">
            <text:p>26,318,990.22</text:p>
          </table:table-cell>
          <table:table-cell table:number-columns-repeated="1018"/>
        </table:table-row>
        <table:table-row table:style-name="ro1" table:visibility="filter">
          <table:table-cell office:value-type="float" office:value="97336" calcext:value-type="float">
            <text:p>9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59492" calcext:value-type="float">
            <text:p>18,359,492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97338" calcext:value-type="float">
            <text:p>973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2224489.43" calcext:value-type="float">
            <text:p>2,224,489.43</text:p>
          </table:table-cell>
          <table:table-cell table:number-columns-repeated="1018"/>
        </table:table-row>
        <table:table-row table:style-name="ro1" table:visibility="filter">
          <table:table-cell office:value-type="float" office:value="99929" calcext:value-type="float">
            <text:p>99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float" office:value="3679297.45" calcext:value-type="float">
            <text:p>3,679,297.45</text:p>
          </table:table-cell>
          <table:table-cell table:number-columns-repeated="1018"/>
        </table:table-row>
        <table:table-row table:style-name="ro1" table:visibility="filter">
          <table:table-cell office:value-type="float" office:value="99973" calcext:value-type="float">
            <text:p>99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773530.91" calcext:value-type="float">
            <text:p>1,773,530.91</text:p>
          </table:table-cell>
          <table:table-cell table:number-columns-repeated="1018"/>
        </table:table-row>
        <table:table-row table:style-name="ro1" table:visibility="filter">
          <table:table-cell office:value-type="float" office:value="100309" calcext:value-type="float">
            <text:p>1003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10/2023</text:p>
          </table:table-cell>
          <table:table-cell office:value-type="float" office:value="210932.07" calcext:value-type="float">
            <text:p>210,932.07</text:p>
          </table:table-cell>
          <table:table-cell table:number-columns-repeated="1018"/>
        </table:table-row>
        <table:table-row table:style-name="ro1" table:visibility="filter">
          <table:table-cell office:value-type="float" office:value="102054" calcext:value-type="float">
            <text:p>102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1099605.22" calcext:value-type="float">
            <text:p>1,099,605.2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858" calcext:value-type="float">
            <text:p>102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string" calcext:value-type="string">
            <text:p>28/06/2023</text:p>
          </table:table-cell>
          <table:table-cell office:value-type="float" office:value="44590309.63" calcext:value-type="float">
            <text:p>44,590,309.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03440" calcext:value-type="float">
            <text:p>103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2482.17" calcext:value-type="float">
            <text:p>92,482.17</text:p>
          </table:table-cell>
          <table:table-cell/>
          <table:table-cell office:value-type="string" calcext:value-type="string">
            <text:p>28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03775" calcext:value-type="float">
            <text:p>1037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15" office:value-type="date" office:date-value="2023-10-05" calcext:value-type="date">
            <text:p>10/05/23</text:p>
          </table:table-cell>
          <table:table-cell office:value-type="float" office:value="387148.95" calcext:value-type="float">
            <text:p>387,148.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04012" calcext:value-type="float">
            <text:p>104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7939923.36" calcext:value-type="float">
            <text:p>7,939,923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183" calcext:value-type="float">
            <text:p>104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3818248.36" calcext:value-type="float">
            <text:p>83,818,248.36</text:p>
          </table:table-cell>
          <table:table-cell table:number-columns-repeated="1018"/>
        </table:table-row>
        <table:table-row table:style-name="ro1" table:visibility="filter">
          <table:table-cell office:value-type="float" office:value="106260" calcext:value-type="float">
            <text:p>1062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3470150.43" calcext:value-type="float">
            <text:p>13,470,150.4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408" calcext:value-type="float">
            <text:p>1064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3224672.59" calcext:value-type="float">
            <text:p>3,224,672.59</text:p>
          </table:table-cell>
          <table:table-cell table:number-columns-repeated="1018"/>
        </table:table-row>
        <table:table-row table:style-name="ro1" table:visibility="filter">
          <table:table-cell office:value-type="float" office:value="106794" calcext:value-type="float">
            <text:p>1067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17384.45" calcext:value-type="float">
            <text:p>917,38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113" calcext:value-type="float">
            <text:p>1071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/06/2023</text:p>
          </table:table-cell>
          <table:table-cell office:value-type="float" office:value="64117375.7" calcext:value-type="float">
            <text:p>64,117,375.70</text:p>
          </table:table-cell>
          <table:table-cell table:number-columns-repeated="1018"/>
        </table:table-row>
        <table:table-row table:style-name="ro1" table:visibility="filter">
          <table:table-cell office:value-type="float" office:value="107963" calcext:value-type="float">
            <text:p>107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570364258.06" calcext:value-type="float">
            <text:p>570,364,258.0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125" calcext:value-type="float">
            <text:p>1081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float" office:value="12662147.62" calcext:value-type="float">
            <text:p>12,662,147.62</text:p>
          </table:table-cell>
          <table:table-cell table:number-columns-repeated="1018"/>
        </table:table-row>
        <table:table-row table:style-name="ro1" table:visibility="filter">
          <table:table-cell office:value-type="float" office:value="109342" calcext:value-type="float">
            <text:p>1093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8902110.79" calcext:value-type="float">
            <text:p>18,902,110.79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10096" calcext:value-type="float">
            <text:p>1100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905149.85" calcext:value-type="float">
            <text:p>11,905,149.85</text:p>
          </table:table-cell>
          <table:table-cell table:number-columns-repeated="1018"/>
        </table:table-row>
        <table:table-row table:style-name="ro1" table:visibility="filter">
          <table:table-cell office:value-type="float" office:value="112158" calcext:value-type="float">
            <text:p>1121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7529006.05" calcext:value-type="float">
            <text:p>7,529,006.05</text:p>
          </table:table-cell>
          <table:table-cell table:number-columns-repeated="1018"/>
        </table:table-row>
        <table:table-row table:style-name="ro1" table:visibility="filter">
          <table:table-cell office:value-type="float" office:value="114194" calcext:value-type="float">
            <text:p>11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569393.83" calcext:value-type="float">
            <text:p>4,569,393.83</text:p>
          </table:table-cell>
          <table:table-cell table:number-columns-repeated="1018"/>
        </table:table-row>
        <table:table-row table:style-name="ro1" table:visibility="filter">
          <table:table-cell office:value-type="float" office:value="114376" calcext:value-type="float">
            <text:p>1143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2018</text:p>
          </table:table-cell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14463" calcext:value-type="float">
            <text:p>1144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/06/2023</text:p>
          </table:table-cell>
          <table:table-cell office:value-type="float" office:value="562917.59" calcext:value-type="float">
            <text:p>562,917.59</text:p>
          </table:table-cell>
          <table:table-cell table:number-columns-repeated="1018"/>
        </table:table-row>
        <table:table-row table:style-name="ro1" table:visibility="filter">
          <table:table-cell office:value-type="float" office:value="114687" calcext:value-type="float">
            <text:p>114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901" calcext:value-type="float">
            <text:p>114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19208.07" calcext:value-type="float">
            <text:p>319,208.07</text:p>
          </table:table-cell>
          <table:table-cell table:number-columns-repeated="1018"/>
        </table:table-row>
        <table:table-row table:style-name="ro1" table:visibility="filter">
          <table:table-cell office:value-type="float" office:value="115183" calcext:value-type="float">
            <text:p>115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978004.74" calcext:value-type="float">
            <text:p>15,978,004.74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15755" calcext:value-type="float">
            <text:p>115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882" calcext:value-type="float">
            <text:p>1178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4-2023</text:p>
          </table:table-cell>
          <table:table-cell office:value-type="float" office:value="1012059.58" calcext:value-type="float">
            <text:p>1,012,059.58</text:p>
          </table:table-cell>
          <table:table-cell office:value-type="string" calcext:value-type="string">
            <text:p>pomimo, ze odrzucono uchwale to weszla w zycie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513" calcext:value-type="float">
            <text:p>119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639021.65" calcext:value-type="float">
            <text:p>12,639,021.65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20644" calcext:value-type="float">
            <text:p>1206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/06/2023</text:p>
          </table:table-cell>
          <table:table-cell office:value-type="float" office:value="20195405.47" calcext:value-type="float">
            <text:p>20,195,405.47</text:p>
          </table:table-cell>
          <table:table-cell table:number-columns-repeated="1018"/>
        </table:table-row>
        <table:table-row table:style-name="ro1" table:visibility="filter">
          <table:table-cell office:value-type="float" office:value="121120" calcext:value-type="float">
            <text:p>1211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/03/2024</text:p>
          </table:table-cell>
          <table:table-cell office:value-type="float" office:value="399625.18" calcext:value-type="float">
            <text:p>399,625.1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1786" calcext:value-type="float">
            <text:p>121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5493074.66" calcext:value-type="float">
            <text:p>5,493,074.66</text:p>
          </table:table-cell>
          <table:table-cell office:value-type="string" calcext:value-type="string">
            <text:p>brak daty walnego. wpisana daty dodania dokumentu do krs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880" calcext:value-type="float">
            <text:p>121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1030242.01" calcext:value-type="float">
            <text:p>1,030,242.01</text:p>
          </table:table-cell>
          <table:table-cell table:number-columns-repeated="1018"/>
        </table:table-row>
        <table:table-row table:style-name="ro1" table:visibility="filter">
          <table:table-cell office:value-type="float" office:value="121907" calcext:value-type="float">
            <text:p>1219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2021</text:p>
          </table:table-cell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21917" calcext:value-type="float">
            <text:p>1219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13937575.58" calcext:value-type="float">
            <text:p>13,937,575.5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2197" calcext:value-type="float">
            <text:p>1221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521600.94" calcext:value-type="float">
            <text:p>1,521,600.9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2259" calcext:value-type="float">
            <text:p>1222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553435224.64" calcext:value-type="float">
            <text:p>553,435,224.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2732" calcext:value-type="float">
            <text:p>1227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029488.51" calcext:value-type="float">
            <text:p>29,029,488.51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23006" calcext:value-type="float">
            <text:p>1230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394805.75" calcext:value-type="float">
            <text:p>33,394,805.75</text:p>
          </table:table-cell>
          <table:table-cell table:number-columns-repeated="1018"/>
        </table:table-row>
        <table:table-row table:style-name="ro1" table:visibility="filter">
          <table:table-cell table:style-name="ce6" office:value-type="float" office:value="125168" calcext:value-type="float">
            <text:p>125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/05/2023</text:p>
          </table:table-cell>
          <table:table-cell office:value-type="float" office:value="598304.26" calcext:value-type="float">
            <text:p>598,304.2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5278" calcext:value-type="float">
            <text:p>1252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8887026" calcext:value-type="float">
            <text:p>18,887,026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5709" calcext:value-type="float">
            <text:p>1257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/06/2023</text:p>
          </table:table-cell>
          <table:table-cell office:value-type="float" office:value="763465.14" calcext:value-type="float">
            <text:p>763,465.14</text:p>
          </table:table-cell>
          <table:table-cell table:number-columns-repeated="1018"/>
        </table:table-row>
        <table:table-row table:style-name="ro1" table:visibility="filter">
          <table:table-cell office:value-type="float" office:value="125721" calcext:value-type="float">
            <text:p>1257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06723.25" calcext:value-type="float">
            <text:p>406,723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887" calcext:value-type="float">
            <text:p>1258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67307594.45" calcext:value-type="float">
            <text:p>67,307,59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396" calcext:value-type="float">
            <text:p>1263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5243911.16" calcext:value-type="float">
            <text:p>5,243,911.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26579" calcext:value-type="float">
            <text:p>126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1842371.74" calcext:value-type="float">
            <text:p>151,842,371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601" calcext:value-type="float">
            <text:p>126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66563.55" calcext:value-type="float">
            <text:p>966,563.55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26635" calcext:value-type="float">
            <text:p>1266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819709.7" calcext:value-type="float">
            <text:p>5,819,709.70</text:p>
          </table:table-cell>
          <table:table-cell table:number-columns-repeated="1018"/>
        </table:table-row>
        <table:table-row table:style-name="ro1" table:visibility="filter">
          <table:table-cell office:value-type="float" office:value="126781" calcext:value-type="float">
            <text:p>1267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27229" calcext:value-type="float">
            <text:p>1272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53182.93" calcext:value-type="float">
            <text:p>6,553,182.93</text:p>
          </table:table-cell>
          <table:table-cell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27874" calcext:value-type="float">
            <text:p>1278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6903936.63" calcext:value-type="float">
            <text:p>6,903,936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982" calcext:value-type="float">
            <text:p>1279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table:style-name="ce22" office:value-type="string" calcext:value-type="string">
            <text:p>28/09/2023</text:p>
          </table:table-cell>
          <table:table-cell office:value-type="float" office:value="12746917.28" calcext:value-type="float">
            <text:p>12,746,917.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8003" calcext:value-type="float">
            <text:p>1280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9562248.07" calcext:value-type="float">
            <text:p>9,562,248.07</text:p>
          </table:table-cell>
          <table:table-cell table:number-columns-repeated="1018"/>
        </table:table-row>
        <table:table-row table:style-name="ro1" table:visibility="filter">
          <table:table-cell office:value-type="float" office:value="128119" calcext:value-type="float">
            <text:p>128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9913775.58" calcext:value-type="float">
            <text:p>9,913,775.58</text:p>
          </table:table-cell>
          <table:table-cell table:number-columns-repeated="1018"/>
        </table:table-row>
        <table:table-row table:style-name="ro1" table:visibility="filter">
          <table:table-cell office:value-type="float" office:value="128282" calcext:value-type="float">
            <text:p>1282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8379360.23" calcext:value-type="float">
            <text:p>8,379,360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411" calcext:value-type="float">
            <text:p>1294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float" office:value="7902439.39" calcext:value-type="float">
            <text:p>7,902,439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866" calcext:value-type="float">
            <text:p>1298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5348678.1" calcext:value-type="float">
            <text:p>5,348,67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table:style-name="ce6" office:value-type="float" office:value="131267" calcext:value-type="float">
            <text:p>1312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3"/>
          <table:table-cell office:value-type="string" calcext:value-type="string">
            <text:p>29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131359" calcext:value-type="float">
            <text:p>131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886615.12" calcext:value-type="float">
            <text:p>98,886,615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429" calcext:value-type="float">
            <text:p>1314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434759.29" calcext:value-type="float">
            <text:p>16,434,759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744" calcext:value-type="float">
            <text:p>131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571969.64" calcext:value-type="float">
            <text:p>8,571,969.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32117" calcext:value-type="float">
            <text:p>1321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41304.05" calcext:value-type="float">
            <text:p>841,304.05</text:p>
          </table:table-cell>
          <table:table-cell table:number-columns-repeated="1018"/>
        </table:table-row>
        <table:table-row table:style-name="ro1" table:visibility="filter">
          <table:table-cell office:value-type="float" office:value="132608" calcext:value-type="float">
            <text:p>1326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639" calcext:value-type="float">
            <text:p>1326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897022.77" calcext:value-type="float">
            <text:p>4,897,022.77</text:p>
          </table:table-cell>
          <table:table-cell table:number-columns-repeated="1018"/>
        </table:table-row>
        <table:table-row table:style-name="ro1" table:visibility="filter">
          <table:table-cell office:value-type="float" office:value="132915" calcext:value-type="float">
            <text:p>1329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165153.2" calcext:value-type="float">
            <text:p>1,165,153.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33293" calcext:value-type="float">
            <text:p>133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31173462.78" calcext:value-type="float">
            <text:p>31,173,462.78</text:p>
          </table:table-cell>
          <table:table-cell table:number-columns-repeated="1018"/>
        </table:table-row>
        <table:table-row table:style-name="ro1" table:visibility="filter">
          <table:table-cell office:value-type="float" office:value="134238" calcext:value-type="float">
            <text:p>1342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13466962.63" calcext:value-type="float">
            <text:p>113,466,962.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34688" calcext:value-type="float">
            <text:p>134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4639575.62" calcext:value-type="float">
            <text:p>34,639,575.62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181" calcext:value-type="float">
            <text:p>135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/06/2023</text:p>
          </table:table-cell>
          <table:table-cell office:value-type="float" office:value="260346661.97" calcext:value-type="float">
            <text:p>260,346,661.97</text:p>
          </table:table-cell>
          <table:table-cell table:number-columns-repeated="1018"/>
        </table:table-row>
        <table:table-row table:style-name="ro1" table:visibility="filter">
          <table:table-cell office:value-type="float" office:value="135193" calcext:value-type="float">
            <text:p>135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91667.63" calcext:value-type="float">
            <text:p>191,667.63</text:p>
          </table:table-cell>
          <table:table-cell table:number-columns-repeated="1018"/>
        </table:table-row>
        <table:table-row table:style-name="ro1" table:visibility="filter">
          <table:table-cell office:value-type="float" office:value="136428" calcext:value-type="float">
            <text:p>1364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2405417.03" calcext:value-type="float">
            <text:p>2,405,417.03</text:p>
          </table:table-cell>
          <table:table-cell table:number-columns-repeated="1018"/>
        </table:table-row>
        <table:table-row table:style-name="ro1" table:visibility="filter">
          <table:table-cell office:value-type="float" office:value="136746" calcext:value-type="float">
            <text:p>13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/06/2023</text:p>
          </table:table-cell>
          <table:table-cell office:value-type="float" office:value="3232296.26" calcext:value-type="float">
            <text:p>3,232,296.26</text:p>
          </table:table-cell>
          <table:table-cell table:number-columns-repeated="1018"/>
        </table:table-row>
        <table:table-row table:style-name="ro1" table:visibility="filter">
          <table:table-cell office:value-type="float" office:value="136920" calcext:value-type="float">
            <text:p>136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925220.13" calcext:value-type="float">
            <text:p>29,925,220.13</text:p>
          </table:table-cell>
          <table:table-cell table:number-columns-repeated="1018"/>
        </table:table-row>
        <table:table-row table:style-name="ro1" table:visibility="filter">
          <table:table-cell office:value-type="float" office:value="137751" calcext:value-type="float">
            <text:p>1377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22142701.82" calcext:value-type="float">
            <text:p>22,142,701.82</text:p>
          </table:table-cell>
          <table:table-cell table:number-columns-repeated="1018"/>
        </table:table-row>
        <table:table-row table:style-name="ro1" table:visibility="filter">
          <table:table-cell table:style-name="ce6" office:value-type="float" office:value="138601" calcext:value-type="float">
            <text:p>138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38640" calcext:value-type="float">
            <text:p>1386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38706" calcext:value-type="float">
            <text:p>1387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39246" calcext:value-type="float">
            <text:p>139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0777" calcext:value-type="float">
            <text:p>1407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34575387.38" calcext:value-type="float">
            <text:p>34,575,387.38</text:p>
          </table:table-cell>
          <table:table-cell table:number-columns-repeated="1018"/>
        </table:table-row>
        <table:table-row table:style-name="ro1" table:visibility="filter">
          <table:table-cell office:value-type="float" office:value="140985" calcext:value-type="float">
            <text:p>1409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89697216.54" calcext:value-type="float">
            <text:p>89,697,216.54</text:p>
          </table:table-cell>
          <table:table-cell table:number-columns-repeated="1018"/>
        </table:table-row>
        <table:table-row table:style-name="ro1" table:visibility="filter">
          <table:table-cell office:value-type="float" office:value="141038" calcext:value-type="float">
            <text:p>1410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5096533.44" calcext:value-type="float">
            <text:p>75,096,533.44</text:p>
          </table:table-cell>
          <table:table-cell table:number-columns-repeated="1018"/>
        </table:table-row>
        <table:table-row table:style-name="ro1" table:visibility="filter">
          <table:table-cell office:value-type="float" office:value="141257" calcext:value-type="float">
            <text:p>1412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1739" calcext:value-type="float">
            <text:p>1417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246511.77" calcext:value-type="float">
            <text:p>2,246,511.77</text:p>
          </table:table-cell>
          <table:table-cell table:number-columns-repeated="1018"/>
        </table:table-row>
        <table:table-row table:style-name="ro1" table:visibility="filter">
          <table:table-cell office:value-type="float" office:value="142034" calcext:value-type="float">
            <text:p>1420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067" calcext:value-type="float">
            <text:p>1420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687" calcext:value-type="float">
            <text:p>142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35263206.79" calcext:value-type="float">
            <text:p>35,263,206.79</text:p>
          </table:table-cell>
          <table:table-cell table:number-columns-repeated="1018"/>
        </table:table-row>
        <table:table-row table:style-name="ro1" table:visibility="filter">
          <table:table-cell office:value-type="float" office:value="142762" calcext:value-type="float">
            <text:p>1427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75475.2" calcext:value-type="float">
            <text:p>3,075,475.20</text:p>
          </table:table-cell>
          <table:table-cell table:number-columns-repeated="1018"/>
        </table:table-row>
        <table:table-row table:style-name="ro1" table:visibility="filter">
          <table:table-cell office:value-type="float" office:value="142843" calcext:value-type="float">
            <text:p>142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5192889.59" calcext:value-type="float">
            <text:p>15,192,889.5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891" calcext:value-type="float">
            <text:p>1428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33305377.45" calcext:value-type="float">
            <text:p>33,305,377.45</text:p>
          </table:table-cell>
          <table:table-cell table:number-columns-repeated="1018"/>
        </table:table-row>
        <table:table-row table:style-name="ro1" table:visibility="filter">
          <table:table-cell office:value-type="float" office:value="143268" calcext:value-type="float">
            <text:p>143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3704" calcext:value-type="float">
            <text:p>1437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029790.99" calcext:value-type="float">
            <text:p>12,029,790.9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767" calcext:value-type="float">
            <text:p>1437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3827" calcext:value-type="float">
            <text:p>1438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59586844.71" calcext:value-type="float">
            <text:p>59,586,844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446" calcext:value-type="float">
            <text:p>1444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14177273.74" calcext:value-type="float">
            <text:p>114,177,273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869" calcext:value-type="float">
            <text:p>1448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5440" calcext:value-type="float">
            <text:p>145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297392.68" calcext:value-type="float">
            <text:p>17,297,392.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45834" calcext:value-type="float">
            <text:p>1458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7336" calcext:value-type="float">
            <text:p>14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7363" calcext:value-type="float">
            <text:p>1473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44247.39" calcext:value-type="float">
            <text:p>244,247.39</text:p>
          </table:table-cell>
          <table:table-cell table:number-columns-repeated="1018"/>
        </table:table-row>
        <table:table-row table:style-name="ro1" table:visibility="filter">
          <table:table-cell office:value-type="float" office:value="147432" calcext:value-type="float">
            <text:p>1474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510469.62" calcext:value-type="float">
            <text:p>21,510,469.62</text:p>
          </table:table-cell>
          <table:table-cell table:number-columns-repeated="1018"/>
        </table:table-row>
        <table:table-row table:style-name="ro1" table:visibility="filter">
          <table:table-cell office:value-type="float" office:value="148044" calcext:value-type="float">
            <text:p>1480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48127" calcext:value-type="float">
            <text:p>1481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9962835" calcext:value-type="float">
            <text:p>19,962,835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48675" calcext:value-type="float">
            <text:p>1486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564878.93" calcext:value-type="float">
            <text:p>14,564,878.93</text:p>
          </table:table-cell>
          <table:table-cell table:number-columns-repeated="1018"/>
        </table:table-row>
        <table:table-row table:style-name="ro1" table:visibility="filter">
          <table:table-cell office:value-type="float" office:value="148702" calcext:value-type="float">
            <text:p>148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391701.07" calcext:value-type="float">
            <text:p>11,391,701.07</text:p>
          </table:table-cell>
          <table:table-cell table:number-columns-repeated="1018"/>
        </table:table-row>
        <table:table-row table:style-name="ro1" table:visibility="filter">
          <table:table-cell office:value-type="float" office:value="149486" calcext:value-type="float">
            <text:p>1494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72458402.99" calcext:value-type="float">
            <text:p>72,458,402.99</text:p>
          </table:table-cell>
          <table:table-cell office:value-type="string" calcext:value-type="string">
            <text:p>akt notarialny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618" calcext:value-type="float">
            <text:p>1496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677" calcext:value-type="float">
            <text:p>1496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4377284.84" calcext:value-type="float">
            <text:p>24,377,284.8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153" calcext:value-type="float">
            <text:p>1501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178" calcext:value-type="float">
            <text:p>1501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737696.28" calcext:value-type="float">
            <text:p>1,737,696.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0261" calcext:value-type="float">
            <text:p>1502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0863" calcext:value-type="float">
            <text:p>1508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1747" calcext:value-type="float">
            <text:p>151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309922.16" calcext:value-type="float">
            <text:p>1,309,922.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1841" calcext:value-type="float">
            <text:p>1518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2898895.14" calcext:value-type="float">
            <text:p>12,898,895.14</text:p>
          </table:table-cell>
          <table:table-cell table:number-columns-repeated="1018"/>
        </table:table-row>
        <table:table-row table:style-name="ro1" table:visibility="filter">
          <table:table-cell office:value-type="float" office:value="151848" calcext:value-type="float">
            <text:p>1518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3998934.03" calcext:value-type="float">
            <text:p>13,998,934.0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52088" calcext:value-type="float">
            <text:p>1520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3351" calcext:value-type="float">
            <text:p>1533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528449.53" calcext:value-type="float">
            <text:p>24,528,449.53</text:p>
          </table:table-cell>
          <table:table-cell table:number-columns-repeated="1018"/>
        </table:table-row>
        <table:table-row table:style-name="ro1" table:visibility="filter">
          <table:table-cell office:value-type="float" office:value="153934" calcext:value-type="float">
            <text:p>1539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61569" calcext:value-type="float">
            <text:p>1,861,569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54131" calcext:value-type="float">
            <text:p>1541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4140" calcext:value-type="float">
            <text:p>154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09956.57" calcext:value-type="float">
            <text:p>1,409,956.57</text:p>
          </table:table-cell>
          <table:table-cell table:number-columns-repeated="1018"/>
        </table:table-row>
        <table:table-row table:style-name="ro1" table:visibility="filter">
          <table:table-cell office:value-type="float" office:value="154472" calcext:value-type="float">
            <text:p>15447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550" calcext:value-type="float">
            <text:p>154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566972.76" calcext:value-type="float">
            <text:p>10,566,972.7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293" calcext:value-type="float">
            <text:p>155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6877" calcext:value-type="float">
            <text:p>156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6378035.34" calcext:value-type="float">
            <text:p>6,378,035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204" calcext:value-type="float">
            <text:p>1572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7453" calcext:value-type="float">
            <text:p>1574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587" calcext:value-type="float">
            <text:p>1575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7588" calcext:value-type="float">
            <text:p>1575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130400.01" calcext:value-type="float">
            <text:p>3,130,40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590" calcext:value-type="float">
            <text:p>15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7626" calcext:value-type="float">
            <text:p>1576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57973" calcext:value-type="float">
            <text:p>15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10346.43" calcext:value-type="float">
            <text:p>1,610,346.43</text:p>
          </table:table-cell>
          <table:table-cell table:number-columns-repeated="1018"/>
        </table:table-row>
        <table:table-row table:style-name="ro1" table:visibility="filter">
          <table:table-cell office:value-type="float" office:value="158188" calcext:value-type="float">
            <text:p>1581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034078.28" calcext:value-type="float">
            <text:p>1,034,078.28</text:p>
          </table:table-cell>
          <table:table-cell table:number-columns-repeated="1018"/>
        </table:table-row>
        <table:table-row table:style-name="ro1" table:visibility="filter">
          <table:table-cell office:value-type="float" office:value="158200" calcext:value-type="float">
            <text:p>1582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323140.56" calcext:value-type="float">
            <text:p>2,323,140.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58329" calcext:value-type="float">
            <text:p>1583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76763.32" calcext:value-type="float">
            <text:p>2,676,763.3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554" calcext:value-type="float">
            <text:p>158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float" office:value="72939309.22" calcext:value-type="float">
            <text:p>72,939,309.2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9859" calcext:value-type="float">
            <text:p>159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80273.22" calcext:value-type="float">
            <text:p>5,780,273.22</text:p>
          </table:table-cell>
          <table:table-cell table:number-columns-repeated="1018"/>
        </table:table-row>
        <table:table-row table:style-name="ro1" table:visibility="filter">
          <table:table-cell office:value-type="float" office:value="159883" calcext:value-type="float">
            <text:p>1598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8145698.78" calcext:value-type="float">
            <text:p>8,145,698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434" calcext:value-type="float">
            <text:p>160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60575" calcext:value-type="float">
            <text:p>1605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35519.78" calcext:value-type="float">
            <text:p>435,519.78</text:p>
          </table:table-cell>
          <table:table-cell table:number-columns-repeated="1018"/>
        </table:table-row>
        <table:table-row table:style-name="ro1" table:visibility="filter">
          <table:table-cell office:value-type="float" office:value="161994" calcext:value-type="float">
            <text:p>1619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62398" calcext:value-type="float">
            <text:p>162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float" office:value="71826866.11" calcext:value-type="float">
            <text:p>71,826,866.11</text:p>
          </table:table-cell>
          <table:table-cell table:number-columns-repeated="1018"/>
        </table:table-row>
        <table:table-row table:style-name="ro1" table:visibility="filter">
          <table:table-cell office:value-type="float" office:value="162550" calcext:value-type="float">
            <text:p>1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621859" calcext:value-type="float">
            <text:p>1,621,859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62820" calcext:value-type="float">
            <text:p>1628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894026.47" calcext:value-type="float">
            <text:p>2,894,026.4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2967" calcext:value-type="float">
            <text:p>1629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48172.95" calcext:value-type="float">
            <text:p>1,948,172.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3711" calcext:value-type="float">
            <text:p>1637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871839.4" calcext:value-type="float">
            <text:p>5,871,839.4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306" calcext:value-type="float">
            <text:p>165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65549" calcext:value-type="float">
            <text:p>1655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5865.75" calcext:value-type="float">
            <text:p>265,865.75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604" calcext:value-type="float">
            <text:p>1656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3567.23" calcext:value-type="float">
            <text:p>233,567.23</text:p>
          </table:table-cell>
          <table:table-cell table:number-columns-repeated="1018"/>
        </table:table-row>
        <table:table-row table:style-name="ro1" table:visibility="filter">
          <table:table-cell office:value-type="float" office:value="165653" calcext:value-type="float">
            <text:p>1656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017" calcext:value-type="float">
            <text:p>1680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4262693.47" calcext:value-type="float">
            <text:p>24,262,693.47</text:p>
          </table:table-cell>
          <table:table-cell table:number-columns-repeated="1018"/>
        </table:table-row>
        <table:table-row table:style-name="ro1" table:visibility="filter">
          <table:table-cell office:value-type="float" office:value="169592" calcext:value-type="float">
            <text:p>1695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9550370.02" calcext:value-type="float">
            <text:p>39,550,370.0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630" calcext:value-type="float">
            <text:p>1696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0015" calcext:value-type="float">
            <text:p>1700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0054" calcext:value-type="float">
            <text:p>170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754717.14" calcext:value-type="float">
            <text:p>10,754,717.14</text:p>
          </table:table-cell>
          <table:table-cell table:number-columns-repeated="1018"/>
        </table:table-row>
        <table:table-row table:style-name="ro1" table:visibility="filter">
          <table:table-cell office:value-type="float" office:value="170979" calcext:value-type="float">
            <text:p>1709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1313" calcext:value-type="float">
            <text:p>1713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049516.55" calcext:value-type="float">
            <text:p>2,049,51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797" calcext:value-type="float">
            <text:p>1717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2373" calcext:value-type="float">
            <text:p>1723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296114.68" calcext:value-type="float">
            <text:p>9,296,114.68</text:p>
          </table:table-cell>
          <table:table-cell table:number-columns-repeated="1018"/>
        </table:table-row>
        <table:table-row table:style-name="ro1" table:visibility="filter">
          <table:table-cell office:value-type="float" office:value="172558" calcext:value-type="float">
            <text:p>1725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158615.15" calcext:value-type="float">
            <text:p>6,158,615.15</text:p>
          </table:table-cell>
          <table:table-cell table:number-columns-repeated="1018"/>
        </table:table-row>
        <table:table-row table:style-name="ro1" table:visibility="filter">
          <table:table-cell office:value-type="float" office:value="172884" calcext:value-type="float">
            <text:p>1728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890" calcext:value-type="float">
            <text:p>1728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424265.09" calcext:value-type="float">
            <text:p>1,424,265.09</text:p>
          </table:table-cell>
          <table:table-cell table:number-columns-repeated="1018"/>
        </table:table-row>
        <table:table-row table:style-name="ro1" table:visibility="filter">
          <table:table-cell office:value-type="float" office:value="173049" calcext:value-type="float">
            <text:p>17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3231" calcext:value-type="float">
            <text:p>1732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813047.35" calcext:value-type="float">
            <text:p>2,813,047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843" calcext:value-type="float">
            <text:p>173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482277.34" calcext:value-type="float">
            <text:p>6,482,277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963" calcext:value-type="float">
            <text:p>173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4192" calcext:value-type="float">
            <text:p>174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4193" calcext:value-type="float">
            <text:p>174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714448.69" calcext:value-type="float">
            <text:p>714,448.6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194" calcext:value-type="float">
            <text:p>17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196683.48" calcext:value-type="float">
            <text:p>5,196,683.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74195" calcext:value-type="float">
            <text:p>174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5159" calcext:value-type="float">
            <text:p>1751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 table:visibility="filter">
          <table:table-cell office:value-type="float" office:value="175162" calcext:value-type="float">
            <text:p>1751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7823758.41" calcext:value-type="float">
            <text:p>17,823,758.41</text:p>
          </table:table-cell>
          <table:table-cell table:number-columns-repeated="1018"/>
        </table:table-row>
        <table:table-row table:style-name="ro1" table:visibility="filter">
          <table:table-cell office:value-type="float" office:value="175205" calcext:value-type="float">
            <text:p>1752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5479" calcext:value-type="float">
            <text:p>1754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616595.52" calcext:value-type="float">
            <text:p>5,616,595.5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747" calcext:value-type="float">
            <text:p>175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371626.26" calcext:value-type="float">
            <text:p>2,371,626.26</text:p>
          </table:table-cell>
          <table:table-cell table:number-columns-repeated="1018"/>
        </table:table-row>
        <table:table-row table:style-name="ro1" table:visibility="filter">
          <table:table-cell office:value-type="float" office:value="175978" calcext:value-type="float">
            <text:p>1759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42214.23" calcext:value-type="float">
            <text:p>5,742,214.23</text:p>
          </table:table-cell>
          <table:table-cell table:number-columns-repeated="1018"/>
        </table:table-row>
        <table:table-row table:style-name="ro1" table:visibility="filter">
          <table:table-cell office:value-type="float" office:value="176147" calcext:value-type="float">
            <text:p>1761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1794214.94" calcext:value-type="float">
            <text:p>11,794,214.9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382" calcext:value-type="float">
            <text:p>1763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76952" calcext:value-type="float">
            <text:p>176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807058.68" calcext:value-type="float">
            <text:p>807,058.6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021" calcext:value-type="float">
            <text:p>177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911431.05" calcext:value-type="float">
            <text:p>911,431.05</text:p>
          </table:table-cell>
          <table:table-cell table:number-columns-repeated="1018"/>
        </table:table-row>
        <table:table-row table:style-name="ro1" table:visibility="filter">
          <table:table-cell office:value-type="float" office:value="177510" calcext:value-type="float">
            <text:p>177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632" calcext:value-type="float">
            <text:p>178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993" calcext:value-type="float">
            <text:p>1789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811278" calcext:value-type="float">
            <text:p>13,811,278.00</text:p>
          </table:table-cell>
          <table:table-cell table:number-columns-repeated="1018"/>
        </table:table-row>
        <table:table-row table:style-name="ro1" table:visibility="filter">
          <table:table-cell office:value-type="float" office:value="179466" calcext:value-type="float">
            <text:p>179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36312691.24" calcext:value-type="float">
            <text:p>136,312,691.24</text:p>
          </table:table-cell>
          <table:table-cell table:number-columns-repeated="1018"/>
        </table:table-row>
        <table:table-row table:style-name="ro1" table:visibility="filter">
          <table:table-cell office:value-type="float" office:value="179583" calcext:value-type="float">
            <text:p>1795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2928153.49" calcext:value-type="float">
            <text:p>22,928,153.49</text:p>
          </table:table-cell>
          <table:table-cell table:number-columns-repeated="1018"/>
        </table:table-row>
        <table:table-row table:style-name="ro1" table:visibility="filter">
          <table:table-cell office:value-type="float" office:value="179615" calcext:value-type="float">
            <text:p>1796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float" office:value="42436752.48" calcext:value-type="float">
            <text:p>42,436,752.4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383" calcext:value-type="float">
            <text:p>1803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41799.13" calcext:value-type="float">
            <text:p>641,799.13</text:p>
          </table:table-cell>
          <table:table-cell table:number-columns-repeated="1018"/>
        </table:table-row>
        <table:table-row table:style-name="ro1" table:visibility="filter">
          <table:table-cell office:value-type="float" office:value="180765" calcext:value-type="float">
            <text:p>180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640015.16" calcext:value-type="float">
            <text:p>10,640,015.16</text:p>
          </table:table-cell>
          <table:table-cell table:number-columns-repeated="1018"/>
        </table:table-row>
        <table:table-row table:style-name="ro1" table:visibility="filter">
          <table:table-cell office:value-type="float" office:value="181683" calcext:value-type="float">
            <text:p>1816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84920" calcext:value-type="float">
            <text:p>184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85195" calcext:value-type="float">
            <text:p>185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48785.95" calcext:value-type="float">
            <text:p>948,785.9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5236" calcext:value-type="float">
            <text:p>1852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85296" calcext:value-type="float">
            <text:p>18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85482" calcext:value-type="float">
            <text:p>1854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071768.07" calcext:value-type="float">
            <text:p>9,071,768.07</text:p>
          </table:table-cell>
          <table:table-cell table:number-columns-repeated="1018"/>
        </table:table-row>
        <table:table-row table:style-name="ro1" table:visibility="filter">
          <table:table-cell office:value-type="float" office:value="186168" calcext:value-type="float">
            <text:p>186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8368603.38" calcext:value-type="float">
            <text:p>8,368,603.38</text:p>
          </table:table-cell>
          <table:table-cell table:number-columns-repeated="1018"/>
        </table:table-row>
        <table:table-row table:style-name="ro1" table:visibility="filter">
          <table:table-cell office:value-type="float" office:value="187194" calcext:value-type="float">
            <text:p>187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57352.22" calcext:value-type="float">
            <text:p>6,957,352.22</text:p>
          </table:table-cell>
          <table:table-cell table:number-columns-repeated="1018"/>
        </table:table-row>
        <table:table-row table:style-name="ro1" table:visibility="filter">
          <table:table-cell office:value-type="float" office:value="187199" calcext:value-type="float">
            <text:p>1871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006943.62" calcext:value-type="float">
            <text:p>1,006,943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327" calcext:value-type="float">
            <text:p>1873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87853" calcext:value-type="float">
            <text:p>1878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87929" calcext:value-type="float">
            <text:p>187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88012" calcext:value-type="float">
            <text:p>188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217105.65" calcext:value-type="float">
            <text:p>50,217,105.65</text:p>
          </table:table-cell>
          <table:table-cell table:number-columns-repeated="1018"/>
        </table:table-row>
        <table:table-row table:style-name="ro1" table:visibility="filter">
          <table:table-cell office:value-type="float" office:value="188459" calcext:value-type="float">
            <text:p>1884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534" calcext:value-type="float">
            <text:p>1885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7794844.64" calcext:value-type="float">
            <text:p>7,794,844.64</text:p>
          </table:table-cell>
          <table:table-cell table:number-columns-repeated="1018"/>
        </table:table-row>
        <table:table-row table:style-name="ro1" table:visibility="filter">
          <table:table-cell office:value-type="float" office:value="189242" calcext:value-type="float">
            <text:p>1892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285" calcext:value-type="float">
            <text:p>1892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303447.3" calcext:value-type="float">
            <text:p>4,303,447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480" calcext:value-type="float">
            <text:p>1894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float" office:value="2000000" calcext:value-type="float">
            <text:p>2,000,000.00</text:p>
          </table:table-cell>
          <table:table-cell office:value-type="string" calcext:value-type="string">
            <text:p>blad w krs za lata 2022, 2021 , szacunek za 2020 rok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858" calcext:value-type="float">
            <text:p>189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0107" calcext:value-type="float">
            <text:p>190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0192" calcext:value-type="float">
            <text:p>190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0984" calcext:value-type="float">
            <text:p>1909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float" office:value="6332986.56" calcext:value-type="float">
            <text:p>6,332,986.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1119" calcext:value-type="float">
            <text:p>191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3830.19" calcext:value-type="float">
            <text:p>173,830.19</text:p>
          </table:table-cell>
          <table:table-cell office:value-type="string" calcext:value-type="string">
            <text:p>stan likwidacji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903" calcext:value-type="float">
            <text:p>1919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908" calcext:value-type="float">
            <text:p>1929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3106" calcext:value-type="float">
            <text:p>1931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float" office:value="21434540.53" calcext:value-type="float">
            <text:p>21,434,540.53</text:p>
          </table:table-cell>
          <table:table-cell table:number-columns-repeated="1018"/>
        </table:table-row>
        <table:table-row table:style-name="ro1" table:visibility="filter">
          <table:table-cell office:value-type="float" office:value="193500" calcext:value-type="float">
            <text:p>1935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3518" calcext:value-type="float">
            <text:p>1935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3565" calcext:value-type="float">
            <text:p>1935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3599" calcext:value-type="float">
            <text:p>1935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8"/>
        </table:table-row>
        <table:table-row table:style-name="ro1" table:visibility="filter">
          <table:table-cell office:value-type="float" office:value="193837" calcext:value-type="float">
            <text:p>1938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34659.41" calcext:value-type="float">
            <text:p>2,434,659.41</text:p>
          </table:table-cell>
          <table:table-cell office:value-type="string" calcext:value-type="string">
            <text:p>brak uchwaly o zatwierdzeniu sprawozdania finansowego, jest o nadwyzce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254" calcext:value-type="float">
            <text:p>1942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4436" calcext:value-type="float">
            <text:p>1944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21097448.1" calcext:value-type="float">
            <text:p>21,097,448.10</text:p>
          </table:table-cell>
          <table:table-cell table:number-columns-repeated="1018"/>
        </table:table-row>
        <table:table-row table:style-name="ro1" table:visibility="filter">
          <table:table-cell office:value-type="float" office:value="195328" calcext:value-type="float">
            <text:p>195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o krsu za 2022 są wgrane dokumenty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140" calcext:value-type="float">
            <text:p>196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7179" calcext:value-type="float">
            <text:p>1971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7404" calcext:value-type="float">
            <text:p>1974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0197909.56" calcext:value-type="float">
            <text:p>10,197,909.56</text:p>
          </table:table-cell>
          <table:table-cell table:number-columns-repeated="1018"/>
        </table:table-row>
        <table:table-row table:style-name="ro1" table:visibility="filter">
          <table:table-cell office:value-type="float" office:value="197564" calcext:value-type="float">
            <text:p>197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198184" calcext:value-type="float">
            <text:p>1981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7738412.51" calcext:value-type="float">
            <text:p>17,738,412.51</text:p>
          </table:table-cell>
          <table:table-cell table:number-columns-repeated="1018"/>
        </table:table-row>
        <table:table-row table:style-name="ro1" table:visibility="filter">
          <table:table-cell office:value-type="float" office:value="198403" calcext:value-type="float">
            <text:p>1984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okumenty za 202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483" calcext:value-type="float">
            <text:p>1984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0000000" calcext:value-type="float">
            <text:p>50,000,000.00</text:p>
          </table:table-cell>
          <table:table-cell office:value-type="string" calcext:value-type="string">
            <text:p>brak biliansu za 2022, szacunek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722" calcext:value-type="float">
            <text:p>1987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884355.44" calcext:value-type="float">
            <text:p>1,884,355.4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793" calcext:value-type="float">
            <text:p>1987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79067.99" calcext:value-type="float">
            <text:p>879,067.99</text:p>
          </table:table-cell>
          <table:table-cell table:number-columns-repeated="1018"/>
        </table:table-row>
        <table:table-row table:style-name="ro1" table:visibility="filter">
          <table:table-cell office:value-type="float" office:value="198901" calcext:value-type="float">
            <text:p>198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7184517.54" calcext:value-type="float">
            <text:p>7,184,517.54</text:p>
          </table:table-cell>
          <table:table-cell table:number-columns-repeated="1018"/>
        </table:table-row>
        <table:table-row table:style-name="ro1" table:visibility="filter">
          <table:table-cell office:value-type="float" office:value="199766" calcext:value-type="float">
            <text:p>1997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02045.2" calcext:value-type="float">
            <text:p>502,045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886" calcext:value-type="float">
            <text:p>1998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float" office:value="380381.87" calcext:value-type="float">
            <text:p>380,381.8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944" calcext:value-type="float">
            <text:p>1999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00559" calcext:value-type="float">
            <text:p>2005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01319" calcext:value-type="float">
            <text:p>2013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4920071.97" calcext:value-type="float">
            <text:p>4,920,071.97</text:p>
          </table:table-cell>
          <table:table-cell table:number-columns-repeated="1018"/>
        </table:table-row>
        <table:table-row table:style-name="ro1" table:visibility="filter">
          <table:table-cell office:value-type="float" office:value="201389" calcext:value-type="float">
            <text:p>2013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01691" calcext:value-type="float">
            <text:p>2016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01822" calcext:value-type="float">
            <text:p>2018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193117.02" calcext:value-type="float">
            <text:p>2,193,117.02</text:p>
          </table:table-cell>
          <table:table-cell table:number-columns-repeated="1018"/>
        </table:table-row>
        <table:table-row table:style-name="ro1" table:visibility="filter">
          <table:table-cell office:value-type="float" office:value="201902" calcext:value-type="float">
            <text:p>2019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04434" calcext:value-type="float">
            <text:p>204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04832" calcext:value-type="float">
            <text:p>2048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117222.37" calcext:value-type="float">
            <text:p>5,117,222.37</text:p>
          </table:table-cell>
          <table:table-cell table:number-columns-repeated="1018"/>
        </table:table-row>
        <table:table-row table:style-name="ro1" table:visibility="filter">
          <table:table-cell office:value-type="float" office:value="206656" calcext:value-type="float">
            <text:p>2066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030285.58" calcext:value-type="float">
            <text:p>2,030,285.5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737" calcext:value-type="float">
            <text:p>2097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0896" calcext:value-type="float">
            <text:p>210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0962" calcext:value-type="float">
            <text:p>2109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0965" calcext:value-type="float">
            <text:p>2109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7135849.49" calcext:value-type="float">
            <text:p>27,135,849.49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996" calcext:value-type="float">
            <text:p>2109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9995203.68" calcext:value-type="float">
            <text:p>69,995,203.68</text:p>
          </table:table-cell>
          <table:table-cell table:number-columns-repeated="1018"/>
        </table:table-row>
        <table:table-row table:style-name="ro1" table:visibility="filter">
          <table:table-cell office:value-type="float" office:value="210997" calcext:value-type="float">
            <text:p>2109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0998" calcext:value-type="float">
            <text:p>2109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418727.4" calcext:value-type="float">
            <text:p>30,418,727.40</text:p>
          </table:table-cell>
          <table:table-cell table:number-columns-repeated="1018"/>
        </table:table-row>
        <table:table-row table:style-name="ro1" table:visibility="filter">
          <table:table-cell office:value-type="float" office:value="211048" calcext:value-type="float">
            <text:p>2110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ane dostepn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268" calcext:value-type="float">
            <text:p>211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6976154.29" calcext:value-type="float">
            <text:p>6,976,154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445" calcext:value-type="float">
            <text:p>2124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69280.37" calcext:value-type="float">
            <text:p>169,280.37</text:p>
          </table:table-cell>
          <table:table-cell table:number-columns-repeated="1018"/>
        </table:table-row>
        <table:table-row table:style-name="ro1" table:visibility="filter">
          <table:table-cell office:value-type="float" office:value="212657" calcext:value-type="float">
            <text:p>2126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5995" calcext:value-type="float">
            <text:p>2159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2104343.96" calcext:value-type="float">
            <text:p>2,104,343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738" calcext:value-type="float">
            <text:p>2177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7905" calcext:value-type="float">
            <text:p>2179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7973" calcext:value-type="float">
            <text:p>21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4436081.8" calcext:value-type="float">
            <text:p>4,436,081.8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909" calcext:value-type="float">
            <text:p>218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9073" calcext:value-type="float">
            <text:p>219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19889" calcext:value-type="float">
            <text:p>2198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float" office:value="138531.54" calcext:value-type="float">
            <text:p>138,531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082" calcext:value-type="float">
            <text:p>2210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23423" calcext:value-type="float">
            <text:p>223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41353632.99" calcext:value-type="float">
            <text:p>241,353,632.99</text:p>
          </table:table-cell>
          <table:table-cell table:number-columns-repeated="1018"/>
        </table:table-row>
        <table:table-row table:style-name="ro1" table:visibility="filter">
          <table:table-cell office:value-type="float" office:value="224292" calcext:value-type="float">
            <text:p>2242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7795.41" calcext:value-type="float">
            <text:p>107,795.41</text:p>
          </table:table-cell>
          <table:table-cell table:number-columns-repeated="1018"/>
        </table:table-row>
        <table:table-row table:style-name="ro1" table:visibility="filter">
          <table:table-cell office:value-type="float" office:value="224384" calcext:value-type="float">
            <text:p>224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20166.74" calcext:value-type="float">
            <text:p>420,166.74</text:p>
          </table:table-cell>
          <table:table-cell table:number-columns-repeated="1018"/>
        </table:table-row>
        <table:table-row table:style-name="ro1" table:visibility="filter">
          <table:table-cell office:value-type="float" office:value="224390" calcext:value-type="float">
            <text:p>2243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25398" calcext:value-type="float">
            <text:p>225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26347" calcext:value-type="float">
            <text:p>226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30025" calcext:value-type="float">
            <text:p>2300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385900.71" calcext:value-type="float">
            <text:p>3,385,900.71</text:p>
          </table:table-cell>
          <table:table-cell table:number-columns-repeated="1018"/>
        </table:table-row>
        <table:table-row table:style-name="ro1" table:visibility="filter">
          <table:table-cell office:value-type="float" office:value="230555" calcext:value-type="float">
            <text:p>230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37187.95" calcext:value-type="float">
            <text:p>1,337,187.95</text:p>
          </table:table-cell>
          <table:table-cell table:number-columns-repeated="1018"/>
        </table:table-row>
        <table:table-row table:style-name="ro1" table:visibility="filter">
          <table:table-cell office:value-type="float" office:value="230579" calcext:value-type="float">
            <text:p>230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30698" calcext:value-type="float">
            <text:p>2306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25426.69" calcext:value-type="float">
            <text:p>1,425,426.69</text:p>
          </table:table-cell>
          <table:table-cell table:number-columns-repeated="1018"/>
        </table:table-row>
        <table:table-row table:style-name="ro1" table:visibility="filter">
          <table:table-cell office:value-type="float" office:value="231029" calcext:value-type="float">
            <text:p>2310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304012.45" calcext:value-type="float">
            <text:p>304,012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960" calcext:value-type="float">
            <text:p>2319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894857.41" calcext:value-type="float">
            <text:p>1,894,857.4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999" calcext:value-type="float">
            <text:p>2329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 table:visibility="filter">
          <table:table-cell table:style-name="ce6" office:value-type="float" office:value="234840" calcext:value-type="float">
            <text:p>2348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35577" calcext:value-type="float">
            <text:p>235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37735" calcext:value-type="float">
            <text:p>237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float" office:value="3744226.84" calcext:value-type="float">
            <text:p>3,744,226.84</text:p>
          </table:table-cell>
          <table:table-cell table:number-columns-repeated="1018"/>
        </table:table-row>
        <table:table-row table:style-name="ro1" table:visibility="filter">
          <table:table-cell office:value-type="float" office:value="237805" calcext:value-type="float">
            <text:p>2378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39024" calcext:value-type="float">
            <text:p>2390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39873" calcext:value-type="float">
            <text:p>2398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41214" calcext:value-type="float">
            <text:p>2412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5801160.65" calcext:value-type="float">
            <text:p>5,801,160.65</text:p>
          </table:table-cell>
          <table:table-cell table:number-columns-repeated="1018"/>
        </table:table-row>
        <table:table-row table:style-name="ro1" table:visibility="filter">
          <table:table-cell office:value-type="float" office:value="242346" calcext:value-type="float">
            <text:p>242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42980" calcext:value-type="float">
            <text:p>2429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43898" calcext:value-type="float">
            <text:p>2438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48973.88" calcext:value-type="float">
            <text:p>18,348,973.88</text:p>
          </table:table-cell>
          <table:table-cell table:number-columns-repeated="1018"/>
        </table:table-row>
        <table:table-row table:style-name="ro1" table:visibility="filter">
          <table:table-cell office:value-type="float" office:value="244952" calcext:value-type="float">
            <text:p>244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48035" calcext:value-type="float">
            <text:p>2480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48585" calcext:value-type="float">
            <text:p>248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float" office:value="1807243.01" calcext:value-type="float">
            <text:p>1,807,243.01</text:p>
          </table:table-cell>
          <table:table-cell table:number-columns-repeated="1018"/>
        </table:table-row>
        <table:table-row table:style-name="ro1" table:visibility="filter">
          <table:table-cell office:value-type="float" office:value="250524" calcext:value-type="float">
            <text:p>2505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841318.13" calcext:value-type="float">
            <text:p>841,318.1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730" calcext:value-type="float">
            <text:p>2517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52202" calcext:value-type="float">
            <text:p>2522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54423" calcext:value-type="float">
            <text:p>254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15661.25" calcext:value-type="float">
            <text:p>6,615,661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510" calcext:value-type="float">
            <text:p>254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54778" calcext:value-type="float">
            <text:p>2547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55296" calcext:value-type="float">
            <text:p>25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58326" calcext:value-type="float">
            <text:p>258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58523" calcext:value-type="float">
            <text:p>2585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59791" calcext:value-type="float">
            <text:p>2597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45556.55" calcext:value-type="float">
            <text:p>645,556.55</text:p>
          </table:table-cell>
          <table:table-cell table:number-columns-repeated="1018"/>
        </table:table-row>
        <table:table-row table:style-name="ro1" table:visibility="filter">
          <table:table-cell office:value-type="float" office:value="260415" calcext:value-type="float">
            <text:p>2604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61394" calcext:value-type="float">
            <text:p>2613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61554" calcext:value-type="float">
            <text:p>261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8"/>
        </table:table-row>
        <table:table-row table:style-name="ro1" table:visibility="filter">
          <table:table-cell office:value-type="float" office:value="263510" calcext:value-type="float">
            <text:p>263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785" calcext:value-type="float">
            <text:p>263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336796.14" calcext:value-type="float">
            <text:p>151,336,796.14</text:p>
          </table:table-cell>
          <table:table-cell table:number-columns-repeated="1018"/>
        </table:table-row>
        <table:table-row table:style-name="ro1" table:visibility="filter">
          <table:table-cell office:value-type="float" office:value="263802" calcext:value-type="float">
            <text:p>2638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291453.26" calcext:value-type="float">
            <text:p>1,291,453.26</text:p>
          </table:table-cell>
          <table:table-cell table:number-columns-repeated="1018"/>
        </table:table-row>
        <table:table-row table:style-name="ro1" table:visibility="filter">
          <table:table-cell office:value-type="float" office:value="266765" calcext:value-type="float">
            <text:p>266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68602" calcext:value-type="float">
            <text:p>268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904" calcext:value-type="float">
            <text:p>268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602" calcext:value-type="float">
            <text:p>269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70643" calcext:value-type="float">
            <text:p>2706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466" calcext:value-type="float">
            <text:p>275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105705.14" calcext:value-type="float">
            <text:p>105,705.1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030" calcext:value-type="float">
            <text:p>2770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096711.23" calcext:value-type="float">
            <text:p>5,096,711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277" calcext:value-type="float">
            <text:p>279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79414" calcext:value-type="float">
            <text:p>2794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81859" calcext:value-type="float">
            <text:p>28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82789" calcext:value-type="float">
            <text:p>2827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15547832.83" calcext:value-type="float">
            <text:p>15,547,832.8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83922" calcext:value-type="float">
            <text:p>2839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114860.01" calcext:value-type="float">
            <text:p>114,86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421" calcext:value-type="float">
            <text:p>2874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91676" calcext:value-type="float">
            <text:p>2916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96746" calcext:value-type="float">
            <text:p>29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298940" calcext:value-type="float">
            <text:p>2989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05101" calcext:value-type="float">
            <text:p>3051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8829411.45" calcext:value-type="float">
            <text:p>8,829,411.45</text:p>
          </table:table-cell>
          <table:table-cell table:number-columns-repeated="1018"/>
        </table:table-row>
        <table:table-row table:style-name="ro1" table:visibility="filter">
          <table:table-cell office:value-type="float" office:value="310852" calcext:value-type="float">
            <text:p>3108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21129" calcext:value-type="float">
            <text:p>3211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27297" calcext:value-type="float">
            <text:p>3272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279" calcext:value-type="float">
            <text:p>3282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617273.61" calcext:value-type="float">
            <text:p>9,617,273.61</text:p>
          </table:table-cell>
          <table:table-cell table:number-columns-repeated="1018"/>
        </table:table-row>
        <table:table-row table:style-name="ro1" table:visibility="filter">
          <table:table-cell office:value-type="float" office:value="329877" calcext:value-type="float">
            <text:p>329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2664.74" calcext:value-type="float">
            <text:p>652,664.74</text:p>
          </table:table-cell>
          <table:table-cell table:number-columns-repeated="1018"/>
        </table:table-row>
        <table:table-row table:style-name="ro1" table:visibility="filter">
          <table:table-cell office:value-type="float" office:value="330634" calcext:value-type="float">
            <text:p>3306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38438" calcext:value-type="float">
            <text:p>3384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43836" calcext:value-type="float">
            <text:p>343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193167.43" calcext:value-type="float">
            <text:p>18,193,167.43</text:p>
          </table:table-cell>
          <table:table-cell table:number-columns-repeated="1018"/>
        </table:table-row>
        <table:table-row table:style-name="ro1" table:visibility="filter">
          <table:table-cell office:value-type="float" office:value="347590" calcext:value-type="float">
            <text:p>34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float" office:value="2742933.58" calcext:value-type="float">
            <text:p>2,742,933.58</text:p>
          </table:table-cell>
          <table:table-cell table:number-columns-repeated="1018"/>
        </table:table-row>
        <table:table-row table:style-name="ro1" table:visibility="filter">
          <table:table-cell office:value-type="float" office:value="367513" calcext:value-type="float">
            <text:p>367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71033" calcext:value-type="float">
            <text:p>371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75041" calcext:value-type="float">
            <text:p>3750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156494.08" calcext:value-type="float">
            <text:p>14,156,494.08</text:p>
          </table:table-cell>
          <table:table-cell table:number-columns-repeated="1018"/>
        </table:table-row>
        <table:table-row table:style-name="ro1" table:visibility="filter">
          <table:table-cell office:value-type="float" office:value="382149" calcext:value-type="float">
            <text:p>3821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386384" calcext:value-type="float">
            <text:p>386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1020"/>
        </table:table-row>
        <table:table-row table:style-name="ro1" table:visibility="filter">
          <table:table-cell office:value-type="float" office:value="394357" calcext:value-type="float">
            <text:p>394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7393280.17" calcext:value-type="float">
            <text:p>7,393,280.17</text:p>
          </table:table-cell>
          <table:table-cell office:value-type="string" calcext:value-type="string">
            <text:p>brak danych za 2022</text:p>
          </table:table-cell>
          <table:table-cell table:number-columns-repeated="1017"/>
        </table:table-row>
        <table:table-row table:style-name="ro1" table:visibility="filter">
          <table:table-cell office:value-type="float" office:value="410983" calcext:value-type="float">
            <text:p>4109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293385.87" calcext:value-type="float">
            <text:p>2,293,385.87</text:p>
          </table:table-cell>
          <table:table-cell table:number-columns-repeated="1018"/>
        </table:table-row>
        <table:table-row table:style-name="ro1" table:visibility="filter">
          <table:table-cell office:value-type="float" office:value="451702" calcext:value-type="float">
            <text:p>451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77982.67" calcext:value-type="float">
            <text:p>6,377,982.67</text:p>
          </table:table-cell>
          <table:table-cell table:number-columns-repeated="1018"/>
        </table:table-row>
        <table:table-row table:style-name="ro1" table:visibility="filter">
          <table:table-cell office:value-type="float" office:value="511080" calcext:value-type="float">
            <text:p>5110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 table:visibility="filter">
          <table:table-cell office:value-type="float" office:value="523741" calcext:value-type="float">
            <text:p>5237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81700.91" calcext:value-type="float">
            <text:p>481,700.91</text:p>
          </table:table-cell>
          <table:table-cell table:number-columns-repeated="1018"/>
        </table:table-row>
        <table:table-row table:style-name="ro1" table:visibility="filter">
          <table:table-cell office:value-type="float" office:value="596023" calcext:value-type="float">
            <text:p>5960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01953.86" calcext:value-type="float">
            <text:p>2,101,953.86</text:p>
          </table:table-cell>
          <table:table-cell table:number-columns-repeated="1018"/>
        </table:table-row>
        <table:table-row table:style-name="ro1" table:visibility="filter">
          <table:table-cell office:value-type="float" office:value="597910" calcext:value-type="float">
            <text:p>5979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3-05-2023</text:p>
          </table:table-cell>
          <table:table-cell office:value-type="float" office:value="8057616.3" calcext:value-type="float">
            <text:p>8,057,616.30</text:p>
          </table:table-cell>
          <table:table-cell table:number-columns-repeated="1018"/>
        </table:table-row>
        <table:table-row table:style-name="ro1" table:visibility="filter">
          <table:table-cell office:value-type="float" office:value="600031" calcext:value-type="float">
            <text:p>600031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6808824.26" calcext:value-type="float">
            <text:p>6,808,824.26</text:p>
          </table:table-cell>
          <table:table-cell table:number-columns-repeated="1018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128305.32" calcext:value-type="float">
            <text:p>23,128,305.32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611650" calcext:value-type="float">
            <text:p>6116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034834.84" calcext:value-type="float">
            <text:p>4,034,834.84</text:p>
          </table:table-cell>
          <table:table-cell table:number-columns-repeated="1018"/>
        </table:table-row>
        <table:table-row table:style-name="ro1" table:visibility="filter">
          <table:table-cell office:value-type="float" office:value="644401" calcext:value-type="float">
            <text:p>6444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732357.29" calcext:value-type="float">
            <text:p>5,732,357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657544" calcext:value-type="float">
            <text:p>6575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303.7" calcext:value-type="float">
            <text:p>20,303.70</text:p>
          </table:table-cell>
          <table:table-cell office:value-type="string" calcext:value-type="string">
            <text:p>brak uchwaly o zatwierdzeniu</text:p>
          </table:table-cell>
          <table:table-cell table:number-columns-repeated="1017"/>
        </table:table-row>
        <table:table-row table:style-name="ro1" table:visibility="filter">
          <table:table-cell office:value-type="float" office:value="696164" calcext:value-type="float">
            <text:p>696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9079411.52" calcext:value-type="float">
            <text:p>9,079,411.52</text:p>
          </table:table-cell>
          <table:table-cell table:number-columns-repeated="1018"/>
        </table:table-row>
        <table:table-row table:style-name="ro1" table:visibility="filter">
          <table:table-cell office:value-type="float" office:value="732250" calcext:value-type="float">
            <text:p>732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float" office:value="954155.26" calcext:value-type="float">
            <text:p>954,155.26</text:p>
          </table:table-cell>
          <table:table-cell table:number-columns-repeated="1018"/>
        </table:table-row>
        <table:table-row table:style-name="ro1" table:visibility="filter">
          <table:table-cell office:value-type="float" office:value="740785" calcext:value-type="float">
            <text:p>740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 table:visibility="filter">
          <table:table-cell office:value-type="float" office:value="749306" calcext:value-type="float">
            <text:p>749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71990.64" calcext:value-type="float">
            <text:p>671,990.64</text:p>
          </table:table-cell>
          <table:table-cell table:number-columns-repeated="1018"/>
        </table:table-row>
        <table:table-row table:style-name="ro1" table:visibility="filter">
          <table:table-cell office:value-type="float" office:value="752037" calcext:value-type="float">
            <text:p>7520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 table:visibility="filter">
          <table:table-cell office:value-type="float" office:value="771170" calcext:value-type="float">
            <text:p>77117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5022567.33" calcext:value-type="float">
            <text:p>5,022,567.33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 table:visibility="filter">
          <table:table-cell office:value-type="float" office:value="958748" calcext:value-type="float">
            <text:p>9587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0577" calcext:value-type="float">
            <text:p>1060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 table:number-rows-repeated="1047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023" table:display-filter-buttons="true">
          <table:filter>
            <table:filter-and>
              <table:filter-condition table:data-type="number" table:value="2022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54">
      <number:hours/>
      <number:text>:</number:text>
      <number:minutes number:style="long"/>
    </number:time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ext-style style:name="N148">
      <number:text-content/>
      <number:text>#</number:text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date-style style:name="N145">
      <number:month number:textual="true"/>
      <number:text>-</number:text>
      <number:year/>
    </number:dat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2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29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</number:date-style>
    <number:time-style style:name="N156">
      <number:minutes number:style="long"/>
      <number:text>:</number:text>
      <number:seconds number:style="long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7-30T01:50:52.234816598</dc:date>
    <meta:editing-duration>PT13H49M1S</meta:editing-duration>
    <meta:editing-cycles>23</meta:editing-cycles>
    <meta:generator>LibreOffice/7.3.7.2$Linux_X86_64 LibreOffice_project/30$Build-2</meta:generator>
    <meta:document-statistic meta:table-count="1" meta:cell-count="3365" meta:object-count="0"/>
  </office:meta>
</office:document-meta>
</file>